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7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9.23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3.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padding="0.71mm"/>
      <style:text-properties style:font-name="Arial"/>
    </style:style>
    <style:style style:name="T1" style:family="text">
      <style:text-properties style:font-name="Calibri"/>
    </style:style>
    <style:style style:name="T2" style:family="text">
      <style:text-properties style:font-name="Ubuntu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="Ubuntu" style:font-name-asian="Ubuntu" style:font-name-complex="Ubuntu"/>
    </style:style>
    <style:style style:name="T5" style:family="text">
      <style:text-properties style:font-name="Calibri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fo:color="#000000"/>
    </style:style>
    <style:style style:name="T6" style:family="text">
      <style:text-properties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fo:color="#000000" style:font-name="Ubuntu"/>
    </style:style>
  </office:automatic-styles>
  <office:body>
    <office:spreadsheet>
      <table:table table:name="Общий" table:style-name="ta1" table:print="false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1. Какова допустимая толщина S светлого контрастного покрытия, <text:s/>которое рекомендуется наносить на темную контролируемую поверхность изделия при применении темного магнитного порошк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20 мкм &lt; S ≤ 30 мк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0 &lt; S ≤ 20 мк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30 мкм &lt; S ≤ 5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50 мкм &lt; S ≤ 100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Может ли быть поперечная трещина в прутковом прокате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маловероятно, трещина наследуется от слитка и заготовки и почти всегда направлена вдоль прокат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в прутковом прокате бывают только плены и зака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прутковом прокате бывают только поперечные 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прутковом прокате трещины не бываю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Как называются дефекты в пластинах, листах, полосах, вызываемые усадочными раковинами, включениями, газовыми пузырями, имеющимися в заготовке, которые после прокатки обычно уплотняются и вытягиваются параллельно внешней поверхности прока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олосовин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расслоен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ка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Способ остаточного намагничивания целесообразно применять для контроля объектов с коэрцитивной силой Н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с &lt; 3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3 А/см ≤ Нс &lt; 5 А/с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10 А/см ≤ Нс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5 А/см ≤ Нс &lt; 10 А/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При контроле изделий способом приложенного поля их намагничивание и нанесение на них суспензии выполняют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одновременно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начала наносят суспензию на изделие, затем намагничивают ег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начала намагничивают изделие, затем наносят на него суспензию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Скопление магнитных частиц на участке изделия, вызываемое магнитными полями рассеяния, называ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сплошностью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ефекто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индикацие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магнитной суспензи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. При каком уровне условной чувствительности выявляются наименьшие по размерам дефекты в изделии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Б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Б и 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. Место в изделии, над которым имеется скопление магнитных частиц в виде четких или недостаточно четких валиков, называ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труктуро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дефект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коэрцитивной сило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ой суспензие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 Во всех ли магнитопорошковых дефектоскопах по ГОСТ 21105-87 должны быть размагничивающие устройств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в дефектоскопах общего назначен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во всех дефектоскопа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переносных дефектоскопа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малогабаритных дефектоскопа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. Зависит ли способ контроля изделий от их магнитных характеристик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зависи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зависи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зависит только при магнитной проницаемости материала изделия менее 4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только для диамагнетик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. Можно ли применять магнитные суспензии, вызывающие коррозию контролируемой поверхности изделия, если их немедленно удалять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нельз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зависимости от коэрцитивной силы материала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зависимости от магнитной индукции материала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. Какие из несплошностей могут быть обнаружены магнитопорошковыми дефектоскопами в отливка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<text:s/>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орячие разрыв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адочные раковин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 Какие из несплошностей могут быть обнаружены магнитопорошковыми дефектоскопами в поковка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садочные раков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закаты, разрывы, пле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аружные продольные трещин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. Какие из несплошностей могут быть обнаружены магнитопорошковыми дефектоскопами в деталях, бывших в эксплуатац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орячие разрыв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усталостные трещины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усадочные раков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провар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 От каких факторов зависит чувствительность магнитопорошкового метода контроля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агнитных характеристик материала изделий; способа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формы, размеров, шероховатости поверхности изделий; способа и режима намагничивания изделий; свойств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а нанесения магнитного порошка или суспензии на <text:s/>поверхность изделий; условий осмотра издели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от всех перечисленных в 1, 2, 3 факторов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 По каким параметрам устанавливаются условные уровни чувствительности при магнитопорошковом контроле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 ширине раскрытия, глубине и протяженности выявляемого дефект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о ширине раскрытия и протяженности выявляемого дефекта, величине шероховатости поверхности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о ширине раскрытия и глубине выявляемого дефекта, по величине шероховатости поверхности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 ширине раскрытия, глубине и протяженности выявляемого дефекта, по величине шероховатости поверхности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7. Почему при магнитопорошковом контроле деталей, у которых отношение длины к эквивалентному диаметру меньше 5, их составляют в цепочки, размещая друг к другу торцевыми поверхност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повышения производительности труд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для уменьшения размагничивающего фактор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ля увеличения размагничивающего фактора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чтобы не изменился размагничивающий факто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 В дефектоскопах при контроле способом остаточной намагниченности не допускается использование намагничивающих устройств, в которых снижение магнитного потока от максимального значения до нуля после отключения намагничивающего устройства происходит в течение времени, превышающем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8 мс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5 мс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10 мс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12 мс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9. Допускается ли применение электромагнитов постоянного тока при контроле изделий способом остаточной намагничен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опускается, если коэрцитивная сила материала изделия меньше десят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не допускае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опускается, если ток намагничивания изделия не превышает 5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допускается, если снижение магнитного потока от максимального значения до нуля после отключения намагничивающего устройства происходит за время, превышающее 5 мс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. Когда следует начинать осмотр изделия при его контроле способом остаточной намагничен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о время его полива суспензие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любое удобное врем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не позднее чем через час: после окончания процесса намагничивания изделия, нанесения на его поверхность суспензии, стекания <text:s/>основной массы е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во время намагничивания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1. Почему при намагничивании изделий пропусканием по ним электрического тока электроконтакты изготавливают по возможности большими и из легкоплавких металлов и сплавов (свинец, олово, цинк, медь)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для увеличения площади контакта и уменьшения контактного сопротивлен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для ускорения процесса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ля упрощения процесса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з-за высокой температуры плавления свинца, олова, цинка, мед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 Когда следует начинать осмотр изделия при его контроле способом приложенно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любое удобное врем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его поливе суспензие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суспензию на поверхность изделия наносят во время его намагничивания; осмотр поверхности изделия производят после стекания основной массы суспензии и последующего прекращения намагничивания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во время намагничивания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 Входит ли операция по проверке качества дефектоскопических материалов в объем работы по подготовке изделия к контрол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т, не входит;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является составной частью процесса подготовки изделия к контролю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зависит от вида электрического тока, применяемого для намагничивания контролируемого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от способа намагничивания контролируемого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. Можно ли для проверки качества дефектоскопических материалов и работоспособности дефектоскопов кроме стандартных образцов предприятия (СОП) применять забракованные изделия с дефектами, параметры которых соответствуют принятому условному уровню чувствительности <text:s/>контроля этих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льзя, для этого следует применять только СОП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можно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зависит от качества применяемых дефектоскопических материалов и типа применяемых дефектоскоп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от способа намагничивания контролируемых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 Приведите случаи, когда после магнитопорошкового контроля изделий не требуется их размагничи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если после контроля изделие будет нагреваться до температуры, превышающей его точку Кюри; если изделие будет намагничиваться в процессе дальнейших манипуляций; если изделие будет намагничиваться в другом направлении до того же или более высокого уровня, чем оно было намагничено ране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если контролировалось изделие из магнитомягкой стали, имеющей малую остаточную намагниченность (магнитное поле в таком изделии и <text:s/>вокруг него почти полностью исчезает при отключении намагничивающего поля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если контролировались большие сварные конструкции, крупные отливки, котлы, остаточная намагниченность которых не имеет существенного значен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. При каком способе намагничивания прутка при его магнитопорошковом контроле проще всего обнаружить волосовин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дольном намагничивании прутка с помощью постоянного магнит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ри циркулярном намагничивании прутк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и намагничивании прутка с помощью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и продольном намагничивании прутка с помощью электромагни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 С помощью каких индикаторных материалов и видов электрического тока при магнитопорошковом контроле находящихся в эксплуатации изделий с поверхностью высокого класса обработки надежнее всего можно выявить поверхностные усталостные трещины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ухого магнитного порошка и постоянного тока для намагничивания издели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магнитной суспензии и переменного тока для намагничивания издел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ухого магнитного порошка и выпрямленного однополупериодного тока для намагничивани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ой суспензии и выпрямленного однополупериодного тока для намагничивания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 Какие факторы при магнитопорошковом контроле изделий могут приводить к ложным индикация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нтакты контролируемых изделий с другими ферромагнитными изделиями или магнитами, следы грубой обработки их поверх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езкое изменение размеров контролируемых изделий, сопряжение разнородных металлов, сварные соедин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зменение магнитных и механических характеристик контролируемых изделий; избыточное намагничивающее поле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 Вследствие какого из перечисленных видов обработки изделий в них могут возникнуть дефекты: пористость, раковины, горячие разрывы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вк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лить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шлифов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окат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. В зависимости от каких магнитных характеристик изделий при их контроле способом приложенного поля определяется напряженность намагничивающего поля при заданной условной чувствительности контроля изделий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от значения коэрцитивной силы издел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от значения остаточной индукци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т значения магнитной проницаемост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т значения остаточной намагниченности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1. Чем ближе несплошность к поверхности контролируемого магнитопорошковым методом изделия, тем при прочих одинаковых условиях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четче индикации несплошност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труднее ее обнаружи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на менее вероятна, как источник усталостного разруш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еньше магнитное поле рассеяния несплошнос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. Какое преимущество при магнитопорошковом контроле изделий имеет применение люминисцентных магнитных порошков перед черными или цветны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зволяет увеличить скорость контроля издели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овышает достоверность контроля издел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озволяет использовать люминисцентные источники света, <text:s/>которые широко распространены на предприят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зволяет контролировать крупногабаритные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3. Какие из перечисленных факторов могут послужить причиной образования ложных индикац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пряжение разнородных металл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езкое изменение размеров контролируем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резкое изменение механических и магнитных характеристик контролируемых издели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4. После обнаружения несплошности в изделии следуе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аспилить изделие на части и оценить размеры несплош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тметить место расположения несплошности краской, мелом, цветным карандашом или другим способ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ценить допустима ли несплошность согласно требованиям нормативно-технической документации на приемку издел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5. Почему проще удалить поверхностный дефект с сырой отливки, чем с обработанной детал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тливка имеет грубую поверхн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бработанная деталь имеет более качественную поверхность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допустимые отклонения размеров у сырой отливки больше, <text:s/>чем у обработанной детал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оскольку твердость обработанной детали больше, чем <text:s/>отлив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6. Почему при магнитопорошковой дефектоскопии изделий при их намагничивании часто используют низковольтные источники питани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они безопасны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они имеют большую мощн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ни имеют небольшую масс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ни генерируют переменный т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7. Можно ли контролировать магнитопорошковым методом изделия с хромовыми покрыти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льз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ожно, если температура контролируемого изделия не превышает 39 градусов по Цельсию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, если применить способ воздушной взвеси, а толщина хромового покрытия не превышает (100...200) мк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8. Какие мероприятия необходимо выполнить для обеспечения максимальной чувствительности магнитопорошкового контроля грубых <text:s/>сварных швов в изделия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чистить швы проволочной щеткой для удаления окалины и <text:s/>шла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использовать для сравнения в качестве контрольных стандартные шв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крыть валик сварного шва лако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сошлифовать валик шва вровень с поверхностью изделия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9. Как определяется величина освещенности Еs контролируемой поверхности изделий при использовании магнитных порошков естест венной окраск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 помощью люксметров, например, типа Ю-16, Ю-116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асчетно, по формуле Еs = I/R2, лк, где I - сила света в ваттах (свечах); R - расстояние от источника света до контролируемой поверхности изделия, в 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 помощью ваттметр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уменьши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велич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измен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ет увеличиться, а может и уменьшить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1. Одинакова ли напряженность магнитного поля в соленоиде в <text:s/>центре и на края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динаков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центре меньше, чем на краях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в центре больше, чем на краях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верно 1, 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2. Какие из приведенных ниже материалов могут контролироваться магнитопорошковым метод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железо, ферромагнитная сталь, чугу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бальт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икель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3. Напряженность магнитного поля внутри соленоида определя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илой тока, который протекает по соленоид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числом витков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иаметром и длиной соленоид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4. Какая стадия обработки изделий приводит к образованию пористости, складок охлаждения, термических трещин, неметаллических включен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вк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лить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шлифов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ермообработ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5. Какие несплошности наиболее вероятны в необработанном прутковом прокат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флокены, заков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олосовины, рассло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талостные трещин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закаты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6. Способствует ли интенсивная коагуляция магнитного порошка при магнитопорошковом контроле изделий выявляемости дефект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ствует только при контроле изделий из антиферромагнитных материалов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не способствуе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пособствует только при контроле изделий из диамагнитных <text:s/>материал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ствует только при контроле изделий ферромагнитных <text:s/>материалов с относительной магнитной проницаемостью менее 4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7. Зависит ли напряженность магнитного поля от длины изделия, намагничиваемого пропусканием электрического тока от одного его конца к другому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зависи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зависи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ет зависеть, а может и не зависе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только для изделий из диамагнитных материал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8. Круглый пруток диаметром D намагничивается пропусканием по нему постоянного электрического тока. Как изменится напряженность магнитного поля Н на его поверхности при увеличении его диаметра в два раза (2*D)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Н уменьшится в два раз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 не измен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 увеличится в два раз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 умньшится в полтора раз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9. Чему равна ширина контролируемого участка изделия при его намагничивании постоянным магнитом или электромагнит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 10 мм уже ширины полюсного наконечник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ширине полюсного наконечник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а 10 мм шире полюсного наконечни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т от напряженности намагничивающе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0. Изделие намагничивается пропусканием по нему постоянного электрического тока. Получена индикация несплошности. Как определить является эта несплошность поверхностной или подповерхностной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провести анализ полученной индикации из магнитного порошка, стереть его и исследовать поверхность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агреть изделие выше точки Кюр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размагнитить издел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сколько раз размагнитить и намагнитить издели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1. В каждой ли точке однородного магнитного поля вектор магнитной индукции В направлен по касательной к магнитной силовой лин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не в каждой точке направлен по касательной к магнитной силовой лини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В каждой точке направлен по касательной к магнитной силовой лин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каждой точке направлен перпендикулярно магнитной силовой лин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каждой точке направлен вдоль магнитного поля зем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2. Назовите некоторые способы документирования результатов магни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 помощью прозрачного ла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 помощью прозрачной липкой лен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фотографирование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3. Назовите основные виды несплошностей, обнаруживаемых в сварных швах изделий при их магнитопорошковом контр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садочные трещины, непровар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аковые включ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газовые раковин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4. Назовите виды несплошностей, которые возникают в изделиях <text:s/>при их чистовой доводке (точении, шлифовке, термообработке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рещины напряжения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ифовочные трещ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дарные трещины, травильные трещин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5. Что такое петля гистерезис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графическое изображение зависимости магнитной индукции (намагниченности) в ферромагнитном материале при циклическом <text:s/>изменении напряженности магнитного пол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роцесс намагничивания и размагничивани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физическое явл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зависимость магнитной проницаемости материала от изменения напряженности магнитно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6. Назовите несплошности, которые возникают в изделиях во <text:s/>время металлургических процесс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металлические включ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азовые раковины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талостные трещины, непровар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7. Чем зачастую вызывается процесс разрушения, проявляющийся в виде острых кромок, засечек, подрезов на поверхности издели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усталостным растрескиванием поверхности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кристаллизацией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адкой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разуглероживанием поверхности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8. Дефект в изделии устранен обточкой, щлифовкой, плазменной резкой. Какой должна быть следующая операц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тметить место дефекта краской, мелом, цветным карандаш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амагнитить и размагнитить изделие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проверить качество поверхности изделия магнитопорошковым метод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никакие операции не выполня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9. Изделие размагничивается с помощью соленоида. При какой ориентации продольной оси системы изделие-соленоид возможно наибольшее размагничивание издели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запад-восток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евер-ю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юг-запад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евер-вост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0. Необходимо ли, чтобы начальная напряженность размагничивающего поля Нр была существенно выше максимальной напряженности поля Ни намагниченного издели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необходимо, чтобы Нр была существенно больше Н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р может быть меньше Н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р может быть равна Н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р зависит от магнитной проницаемости материала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1. Как изменится величина магнитного сопротивления Rм магнитопровода при увеличении его сечения 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Rм при увеличении S увеличиваетс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Rм при увеличении S уменьшае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Rм при увеличении S не изменя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Rм при увеличении S вначале возрастает, а затем уменьшает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2. Вследствие холодной обработки изделия при его магнитопорошковом контроле на его поверхности возникли ложные индикации. Что необходимо сделать, чтобы эти индикации не появились вновь при повторном контроле издел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азмагнитить изделие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снять внутренние напряжения в издел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амагнитить изделие до насыщ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оизвести циклическое перемагничивание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3. Что необходимо сделать, чтобы на результаты магнитопорошкового контроля изделий не оказывали влияние ложные индикации, возникающие вследсвие остаточных локальных магнитных поле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магнитить изделие до насыщен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еред контролем изделие полностью размагнитить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опустить по изделию постоянны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опустить по изделию пульсирующий электрический т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4. Можно ли при магнитопорошковом контроле изделий использовать намагничивающий электрический ток, чрезмерной силы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нельз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, если изделие перед контролем размагнити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но, если коэрцитивная сила материала изделия более деся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5. Что представляет собой порошок, который лежит свободно во впадине сварного шв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статочную намагниченность издел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ложную индикацию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магнитную индукцию материала шв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коэрцитивную силу материала шв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. В скольких минимально необходимых направлениях должно намагничиваться изделие при его контроле магнитопорошковым методом, когда направление расположения дефекта неизвестно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одном направлени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в двух направлениях;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трех направлен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четырех направления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7. Каким образом можно отличить "магнитную запись" от индикации реалъной несплош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 внешнему виду: нечеткость очертаний, произвольность располож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 поведению: "магнитная запись" исчезает после размагн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утем измерения коэрцитивной силы материала издел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<text:s/>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8. Если и при использовании способа приложенного поля, и при <text:s/>использовании способа остаточной намагничинности имеет место магнитная индикация несплошности, то с большой вероятностью можно предположить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изделие намагничено недостаточно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в изделии имеется несплошность значительных размеров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именен некачественный магнитный порош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зделие намагничено чрезмер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9. Какому виду электрического тока следует отдать предпочтение для полного размагничивания изделия после его магнитопорошкового контрол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переменному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остоянному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ыпрямленному однополупериодно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мпульсном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0. Какое отношение нормальной составляющей Нn к тангенциальной составляющей Нt напряженности магнитного поля на контролируемом участке поверхности изделия допускается при его контроле <text:s/>способом приложенного пол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Hn/Ht ≤ 3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3 ≤ Hn/Ht &lt; 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5 ≤ Hn/Ht &lt; 7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7 ≤ Hn/H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1. В каких случаях нанесение магнитного порошка на поверхность контролируемого изделия следует осуществлять способом воздушной взвес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выявлении подповерхностных 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выявлении дефектов под слоем неферромагнитного покрытия толщиной от 100 до 20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выявлении дефектов в неферромагнитном издели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2. В каких случаях при магнитопорошковом контроле изделий рекомендуется применять магнитогуммированную пасту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при контроле внутренних стенок полостей диаметром менее 20 м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ри контроле наружных сварных швов в издел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наружных шероховатых поверхностей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ри контроле наружных шлифованных поверхностей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3. При каком освещении следует проводить осмотр контролируемой магнитопорошковым методом поверхности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комбинированном освещении (общем и местном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свещенность контролируемой поверхности должна быть не менее 1000 л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свещенность контролируемой поверхности не должна превышать 500 лк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4. Каким образом можно увеличить намагниченность контролируемых деталей с большим размагничивающим фактор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ставлением деталей в в цепочку, размещая их друг к <text:s/>другу торцевыми поверхностя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менением удлинительных наконечник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менением переменного тока для намагничивания детале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5. При какой толщине S неферромагнитного покрытия на поверхности контролируемого изделия чувствительность магнитопорошкового дефектоскопа существенно не снижаетс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S &lt; 20 мк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20 мкм ≤ S &lt; 5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50 мкм ≤ S &lt; 10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100 мкм ≤ 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6. Что происходит с изделием при воздействии на него магнитного поля, периодически изменяющего полярность и постепенно уменьшающегося по величин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магничивание издел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размагничивание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увеличение намагниченности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ыявление глубоко расположенных несплошностей в издели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7. Для выявления каких дефектов в изделии следует применять их намагничивание с помощью соленоид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одольных трещин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оперечных трещин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трещин различного направл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рещин, расположенных под углом 25 градусов к направлению магнитного поля соленои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8. Как называется способ намагничивания изделия, при котором электрический ток пропускается по издели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люсный (продольный)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бесполюсный (циркулярный)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комбинированны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о вращающемся магнитном поле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9. Как определяется величина ультрафиолетовой облученности Еv контролируемой поверхности изделий при их магнитопорошковом контроле с применением люминисцентных магнитных порошков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с помощью люксметра типа Ю-16, Ю-116 и светофильтра из стекла марки ЖС-4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 помощью ваттметр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пределить ультрафиолетовую облученность поверхности <text:s/>изделия невозможно, она может быть лишь рассчитан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 помощью люксметра типа Ю-16, Ю-116 без светофильтр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. В каких случаях не требуется проводить размагничивание изделий после их магнитопорошкового контр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гда изделия имеют малые размер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гда контроль изделий проводился способом приложенно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огда изделия изготовлены из высокоуглеродистой стал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когда изделия после контроля должны упрочняться термо обработкой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1. Назовите некоторые достоинства сухого способа нанесения порошка на поверхность контролируемого издел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позволяет лучше выявлять тонкие поверхностные дефек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пособ позволяет контролировать всю поверхность изделий сложной форм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способ позволяет выявлять подповерхностные дефекты и под слоем немагнитного покрыт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способ проще использовать при контроле небольших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2. В каких случаях предпочтительнее использовать люминисцентные магнитные порошк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контроле больших и массивн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увеличения скорости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деталей подвижного состава железных дорог;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при контроле изделий с темной поверхностью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3. При магнитопорошковом контроле изделия с применением <text:s/>его намагничивания постоянным электрическим током выявлен признак дефекта. Каким должен быть следующий шаг, чтобы определить обусловлена индикация поверхностным или подповерхностным дефект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оизвести повторный контроль изделия с применением импульсного электрического тока для его намагн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оизвести повторный контроль изделия с применением более сильного электрического тока для его намаг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оизвести повторный контроль изделия с применением переменного электрического тока для его намагничиван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4. При намагничивании каким электрическим током контролируемого изделия лучше всего выявляются усталостные трещины в не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тоянным электрическим то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менным электрическим то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мпульсным электрическим токо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любым из перечисленных выше электрических токов, если его сила выбрана оптимально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5. На верхнем слое сварного шва изделия обнаружен признак <text:s/>дефекта в виде звезды. Какой вид несплошности обнаруже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рещина, образовавшаяся при охлаждении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аковое включ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провар, дуговой прожог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кратерная трещина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6. Что необходимо выполнить для получения наибольшей чувствительности при магнитопорошковом контроле неочищенных сварных швов в издел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чистить сварной шов проволочной щеткой для удаления шлака и окал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сравнения использовать стандартный образец сварного шв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крыть валик сварного шва лако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сошлифовать валик сварного шва заподлицо с поверхностью изделия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7. Чем ближе к поверхности изделия находится несплошность, тем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ероятнее ее обнаруж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более четкой будет ее индикац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более интенсивным будет поле рассеяния несплошност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8. По ГОСТ 21105-87 магнитопорошковые дефектоскопы должны быть снабжены приборами для измерения силы намагничивающего тока. Какова максимальная допустимая погрешность измерения этих <text:s/>прибор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 более ± 1 %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е более ± 2 %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более ± 5 %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не более ± 10 %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. Как называется способность ферромагнитного материала сохранять некоторую намагниченность после отключения намагничивающе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очкой насыщен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остаточной намагниченностью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иамагнетизм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антиферромагнетизм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. Какие из перечисленных ниже материалов могут контролироваться магнитопорошковым метод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иамагнети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арамагнетик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ферромагнетики с относительной магнитной проницаемостью не менее 40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ферромагнетики с относительной магнитной проницаемостью менее 4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1. Как называется намагничивание изделия, при котором магнитные силовые линии совпадают по направлению с его продольной ось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циркулярное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родольно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однородно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перечно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2. Чему равна намагничивающая сила соленоид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оизведению числа витков соленоида на площадь сечения контролируемого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оизведению числа витков соленоида на площадь сечения его обмотк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произведению числа витков соленоида на силу электрического тока, протекающего по его обмотк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роизведению числа витков соленоида на его длину и диаметр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3. Какое должно быть освещение зоны визуального осмотра изделий при их контроле с помощью люминисцентных магнитных порошк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яркое освещ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лное затемнение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общее освещение видимым светом не более 10 люкс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местное освещение видимым светом до 50 люкс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4. Как называется способ магнитопорошкового контроля изделий, при котором в качестве дефектоскопического материала используются взвешенные в жидком носителе ферромагнитные частицы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способ магнитной суспенз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сухого магнитного порошка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магнитогуммированной пасты; <text:s text:c="4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легкого магнитного порош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5. Как называется способ магнитопорошкового контроля изделий, <text:s/>при котором изделие сначала намагничивается, а затем на него наносится магнитный дефектоскопический материал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приложенного пол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способ остаточной намагниченност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6. Как называется способ магнитопорошкового контроля изделий, при котором их намагничивание и нанесение на их поверхность магнитного дефектоскопического материала производятся одновременно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способ приложенного пол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7. Как называется несплошность, влияющая на срок службы контролируемого изделия, ухудшающая его качество, внешний вид и работоспособност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ложной индикацие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дефект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бра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ым полюсо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. Какой способ контроля изделий наиболее эффективен для обнаружения магнитопорошковым методом дефектов, расположенных глубоко под поверхностью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остаточной намагниченности, использующий однополярный импульсный намагничивающий ток с нанесением магнитных частиц в виде сухого порошк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способ приложенного поля, использующий однополупериодный <text:s/>выпрямленный намагничивающий ток с нанесением магнитных частиц в составе суспенз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способ приложенного поля, использующий однополупериодный выпрямленный намагничивающий ток с нанесением магнитных частиц в виде сух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остаточной намагниченности, использующий двухполупериодный выпрямленный намагничивающий ток с нанесением магнитных частиц в виде сухого порош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9. Как должно быть ориентировано намагничивающее поле по отношению к направлению подлежащих выявлению дефектов в издел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араллель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пендикуляр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под углом (90<text:span text:style-name="T1">±</text:span>30) градусов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. При каком из приведенных ниже способов магнитопорошкового <text:s/>контроля изделий может быть достигнута более высокая чувствительность к выявлению дефектов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способ приложенного пол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остаточной индукц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ксимальной намагниченност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. Как называется намагниченность ферромагнитного материала, которая, достигнув максимального значения с ростом напряженности внешнего намагничивающего поля, в дальнейшем перестает увеличиватьс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чальная намагниченность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намагниченность насыщен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остаточная намагниченн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люсная намагниченнос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2. Где магнитное поле, окружающее продольный постоянный магнит, имеет наибольшую магнитную индукци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близи середины магнит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у полюсов магнит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а расстоянии 3 мм от северного полюса 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а расстоянии 3 мм от южного полюса магни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3. В каких случаях можно применять способ остаточной намагниченности при магнитопорошковом контроле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когда изделия имеют сложную фор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гда изделия находятся в напряженном состояни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когда изделия изготовлены из магнитотвердых материалов с коэрцитивной силой не менее 10 А/см и остаточной индукцией 0.5 Тл и более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когда необходимо проверить результаты контроля, выполненного способом приложенно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4. Когда прекращается подача суспензии на контролируемую поверхность изделия при его контроле способом приложенно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разу после включения намагничивающе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д включением намагничивающего поле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во время намагничивания контролируемого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осле отключения намагничивающего п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5. В каком месте прямой цилиндрической катушки, по которой протекает электрический ток, индукция магнитного поля наибольша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редине на наружной поверхност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осредине на внутренней поверхности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осредине на продольной ос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а конца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6. Какой вид имеют магнитные силовые линии в кольцевом изделии при его намагничивании электрическим током, протекающим в тороидальной обмотк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адиальных лин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аксиальных линий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концентрических окружносте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параболических кривы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7. В каком месте возле ферромагнитной трубы, намагниченной <text:s/>электрическим током центрального проводника, напряженность магнитного поля имеет наибольшее значени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 концов трубы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у наружной поверхности труб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у внутренней поверхности трубы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на оси труб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8. Как изменяется магнитное сопротивление магнитопровода при увеличении его длины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увеличивае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меньша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изменя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ет увеличиваться, а может уменьшать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9. С какой целью при контроле изделий способом приложенного поля нанесение дефектоскопических материалов на их поверхность производят в процессе их намагничиван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чтобы изделие не намагнитить до насыщен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чтобы частицы магнитного порошка надежно осели над дефекто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чтобы после контроля легче было размагнитить издел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чтобы стабилизировать магнитные характеристики материала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. Зависит ли способ контроля изделий от требуемого условного уровня чувствительности контрол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зависит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зависит, если магнитная индукция материала изделий менее 0.1 Тл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зависит при контроле неферромагнитн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 зависит, если коэрцитивная сила материала изделий менее 5 А/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1. Какие условные уровни чувствительности контроля изделий магнитопорошковым методом установлены ГОСТ 21105-87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установлены три уровня условной чувствительности А, Б, В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становлено два уровня условной чувствительности А, Б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становлено два уровня условной чувствительности А, 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установлено два уровня условной чувствительности Б, 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2. Какое значение тока необходимо для создания в прутке диаметром 15 мм, длиной 25 мм напряженности магнитного поля 6000 А/см при его намагничивании соленоидом, имеющим 5 витков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150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1400 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3500 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3600 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3. Какой величины электрический ток необходимо пропустить через циркулярно намагничиваемый пруток диаметром 15 мм для получения в нем напряженности магнитного поля Н = 50 А/с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15 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235.5 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375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575 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4. Назовите способы нанесения магнитного порошка на поверхность контролируемого издел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магнитной суспензии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магнитогуммированной паст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5. Определите силу электрического тока I в проводе для получения магнитного поля напряженностью 50 А/см в точке, расположенной на расстоянии 100 мм от оси прово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6280 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I = 3140 А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I = 1520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I = 520 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6. По цилиндрической детали диаметром 150 мм протекает постоянный электрический ток силой 1000 А. Чему равна напряженность Н магнитного поля на поверхности детал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 = 2820 А/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Н = 2120 А/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 = 1220 А/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 = 620 А/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7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уменьши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увелич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измени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ет увеличиться, а может и уменьшитьс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8. Что является причиной возникновения фона из магнитного порошка на поверхности изделия, контролируемого магнитопорошковым метод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загрязнение магнитного порошк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образование длинных цепочек из магнитного порошка вследствие его коагуляци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недостаточность намагничивающе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лияние магнитного поля земл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9. Назовите основные государственные стандарты из области неразрушающего магнитного контроля изделий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ОСТ 21105-87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ОСТ 26697-8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ГОСТ 24450-80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0. Для уменьшения размагничивающего фактора следуе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ставлять контролируемые изделия в цепочку, размещая их друг к другу торцевыми поверхностя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менять удлинительные наконечники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менять для намагничивания изделий переменный электрический ток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о 1, 2, 3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121. Как зависит глубина размагниченного слоя металла от магнитной проницаемости <text:span text:style-name="T1">μ </text:span>материал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 зависи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лабо зависит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увеличивается с увеличением  <text:span text:style-name="T1">μ</text:span>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уменьшается с увеличением  <text:span text:style-name="T1">μ</text:span>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2. Трудность контроля мелких деталей сложной формы обусловлена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появлением на выступах и в местах резких изменений сечения полюсов, оказывающих размагничивающее действие в контролируемых зонах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ложностью размагничивания объекта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трудностью нанесения суспенз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рудностью удаления остатков порошка после контрол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3. Тела из каких <text:s/>элементов сильно притягиваются магнитным полем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гадолиний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латин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исму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ед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4. Что из ниже перечисленного не является свойством магнитных силовых линий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они образуют замкнутые линии, которые не пересекаютс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их плотность возрастает с увеличением расстояния от полюсов постоянного 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м приписывают определенное направле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ни показывают пути наименьшего магнитного сопротивлен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5. Постоянный ток можно получить при помощи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альванических элемен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ыпрямителей переменного то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электрических генераторов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сех указанных выше устройств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6. Под действием каких сил частицы магнитного порошка в суспензии находящиеся в поле рассеяния дефекта скапливаются над дефекто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ндеромоторной сил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илы тяже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оэрцитивной силы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равнодействующей магнитного поля, тяжести, выталкивающего действия жидкости, трения, силы электростатического и магнитного взаимодействия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7. В каком случае ток <text:s/>создает магнитное поле, составляющее прямой угол с направлением ток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дольном намагничиван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намагничивании в катушк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амагничивание с помощью центрального проводника 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се приведенные ответы правильные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8. По какой причине магнитные частицы образуют индикаторный рисунок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агнитный поток <text:s/>проходит <text:s/>по пути наименьшего сопротивл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железные частицы имеют высокую магнитную проницаемос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оздух обладает большим магнитным сопротивлением , чем железо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се ответы правильные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9. <text:s/>Магнитное поле, окружающее электромагнит, имеет наибольшую напряженность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посредственно после прекращения тока в катушке электромагнит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пока идет постоянный намагничивающий ток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то время, когда деталь обработана магнитным порош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 момент изменения полярности то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0. Ферромагнитная пластина намагничивается подковообразным магнитом, который опирается на нее своими полюсами. Как направлены магнитные силовые линии в пластин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ерпендикулярны к поверхности пласт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аходятся только на северном полюс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меют наибольшую плотность между полюсам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являются прямыми между полюсами и радиально направленными непосредственно у полюсов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1. <text:s/>В каком случае ток создает магнитное поле, составляющее прямой угол с направлением ток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дольном намагничиван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намагничивании в катушк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амагничивание с помощью центрального проводник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се приведенные ответы правильные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2. <text:s/>Примером индикации, не имеющей отношения к несплошностям, и которая могла бы быть расценена как магнитная аномалия, являе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шлаковая раковин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шлифовочная трещин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резкое изменение твердости изделия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ни один из приведенных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3. <text:s/>Объект размагничивают переменным полем с убывающей до нуля амплитудой. Какое <text:s/>число циклов рекомендуют для качественного размагничивания объек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еся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вадцат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емьдесят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сорок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4. Выполнять магнитопорошковый контроль способом «магнитного контакта» с помощью электромагнитов или постоянных магнитов следует, если коэрцитивная сила материала изделия не менее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10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15 А/с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) 20 А/с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25 А/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5. <text:s/>Отметьте единицы измерения магнитной индукц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Тесла(Тл)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А/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Bебер(Вб)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Генри(Гн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6. <text:s/>«Магнитный поток» – это термин, который относится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к описанию направления тока, проходящего по электромагниту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к способу распространения магнитного поля в окружающей сред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 числу силовых линий, связанных с магнитным поле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только к постоянным магнита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7. В каких случаях производят МПД способом остаточной намагниченности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Hc &lt; 1000 А/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Hc &gt; 1000 А/м; Br ≥ 0,5 Tл, толщина немагнитного покрытия не превышает 20 мкм;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Hc &gt; 100 А/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Hc &lt; 0,5 Т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8. При импульсном намагничивании объекта контроля лучше обнаруживаю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нутренние дефек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наружные дефекты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дефекты внутренней поверх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дефекты обнаруживаются одинаково, независимо от глубины залеган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0. По какой формуле определяют амплитудное значение намагничивающего тока I при циркулярном намагничивании цилиндрического объекта контроля диаметром 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=Нd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I=3 Нd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I=2 Нd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I=1/3 Н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1. Если необходимо обнаружить подповерхностные дефекты сварных швов и после проведение МПД необходимо проводить полное размагничивание, то какому виду тока следует отдать предпочтение при проведении магнитопорошкового контроля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постоянному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еременно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днополупериодному выпрямленном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мпульсном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2. Чувствительность магнитопорошкового метода существенно не снижается при наличии немагнитного покрытия на поверхности изделия толщиной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до 20 мкм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до 10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о 200 мк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до 150 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3. Что может вызвать ложную индикацию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границы зерна, паяные соедин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царапины, полученные на поверхности острым инструментом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се перечисленные причины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4. Если один и тот <text:s/>же ток проходит через два проводника одинаковых размеров , один из которых выполнен из ферромагнитного материала, а другой – нет, то магнитное поле вокруг проводников будет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ильнее для ферромагнитного материал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ильнее для неферромагнитного материал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зменяется в зависимости от магнитной проницаемост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одинаковым для <text:s/>обоих проводников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5. Для правильной реализации метода магнитной дефектоскопии необходимо выполнение услов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дготовки поверхности объекта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ыбор направления и способа намагничи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ыбор индикаторов и способа приготовления их для регистрации полей рассеяния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се перечисленные факторы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6. В одном и том же соленоиде намагничиваются две цилиндрические детали одинакового диаметра, одна из которых имеет большую длину. В какой детали магнитная индукция больш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короткой детали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) в длинной детали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магнитная индукция в обеих деталях одинакова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7. Для осмотра контролируемой поверхности при использовании люминесцентных магнитных порошков используются источники, создающие ультрафиолетовое излучение в спектральном диапазоне волн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) 315...400 нм;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415...500 н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350...500 н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550...600 н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8. Точка Кюри – это температура при которой ферромагнитный материал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тановится диамагнитны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тановится парамагнитны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лностью теряет магнитные свойства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) верны ответы 2 и 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76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ец_общий" table:style-name="ta1" table:print="false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1. Сущность магнитопорошкового метода контроля изделий из ферромагнитных материал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ущность магнитопорошкового контроля изделий из ферромагнитных материалов состоит в том, что на намагничиваемое или намагниченное с помощью внешнего магнитного поля ферромагнитное изделие наносится магнитный порошок, который концентрируется в виде валиков (индикаторных рисунков) в магнитных потоках рассеяния, возникающих над дефектами, а наличие и протяженность этих индикаторных рисунков регистрируется визуально либо автоматическими устройствами обработки изображ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агнитопорошковый метод позволяет выявлять поверхностные и подповерхностные нарушения сплошности: волосовины, трещины различного происхождения, непровары сварных соединений, флокены, закаты, надрывы, рассло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чувствительность магнитопорошкового метода контроля определяется магнитными характеристиками контролируемого ферромагнитного изделия, его формой, размерами, шероховатостью поверхности, напряженностью намагничивающего поля, местоположением и ориентацией дефектов, взаимным направлением намагничивающего поля и ориентацией дефекта, свойствами дефектоскопического материала, способом нанесения его на контролируемое изделие, а также способом и условиями регистрации индикаторного рисунка выявляемых <text:s/>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Сущность намагничивания изделий индуцированием тока в объекте контрол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магнитопорошкового контроля колец, полых цилиндров, хомутов и некоторых других изделий с отверстиями иногда применяется их циркулярное намагничивание путем индуцирования в них электрического тока (ГОСТ 21105-87); для этого могут применяться либо переменный, либо пульсирующий электрические то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нтроль изделий может проводиться как способом остаточной намагниченности, так и способом приложенного поля; способ намагничивания изделий <text:s/>индуцированием в них электрического тока позволяет выявлять продольные и расположенные под углом не менее (30...40) градусов к направлению намагничивающего поля поверхностные и подповерхностные дефекты, а также радиальные дефекты на торцах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недостаточно технологичен: необходимо, чтобы между электромагнитом и специальной перемычкой не было зазоров, так как при этом образуются поля рассеивания и ослабляется магнитный поток; невозможно намагничивать изделие постоянным магнитным поле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Сущность способа намагничивания изделий пропусканием по нему электрического ток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пропускании электрического тока по изделию производится его циркулярное (бесполюсное) намагничивание, при этом часть магнитного потока <text:s/>не прерываясь замыкается в изделии, а часть магнитного потока не прерываясь замыкается вокруг изделия; при намагничивании таким образом цилиндрических изделий магнитные силовые линии представляют собой концентрические окружност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агнитные силовые линии в сечении контролируемого изделия и на его торцевой поверхности пересекают радиальные трещины и продольные поверхностные дефекты под прямым углом, что позволяет выявлять их наиболее эффектив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электрический ток, в основном импульсный, подводится к контролируемому изделию от силовых трансформаторов и специализированных электрических устройств с помощью электроконтактов, изготовленных из легкоплавких металлов и сплавов (свинец, олово, цинк), а также из мед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Сущность способа намагничивания изделий пропусканием <text:s/>электрического тока по тороидальной обмот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магнитопорошкового контроля колец, полых цилиндров, хомутов и других изделий с отверстиями часто применяется их циркулярное намагничивание <text:s/>посредством пропускания электрического тока по кабелю или проводу, намотанному на изделие тороидально; <text:s text:c="3"/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b) напряженность магнитного поля Н внутри тороидальной катушки без сердечника Н = W*I/(2*<text:span text:style-name="T2">π</text:span>*R) (А/см), где R, W - средний радиус (см) и число витков (ед.) тороидальной катушки; I - сила электрического тока в катушке (А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контроля изделий СПП (способ приложенного поля) или СОН (способ остаточной намагниченности) выбирается в зависимости от магнитных характеристик материала изделия и от величины электрического тока, который может обеспечить дефектоскоп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Сущность магнитолюминисцентного метода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ущность магнитолюминисцентного контроля изделий заключается в том, что на намагниченную или намагничиваемую поверхность контролируемого изделия наносят магнитную суспензию с люминисцентным порошком, которая хорошо проникает во все трещины, поры и другие нарушения сплошности в издел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сле удаления с изделия избытка суспензии наличие дефектов определяется по интенсивному свечению суспензии, вышедшей из этих дефектов, при освещении изделия ультрафиолетовыми луча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сновным преимуществом магнитолюминисцентной дефектоскопии изделий является возможность обнаружения с большой чувствительностью очень малых дефектов на изделиях из различных ферромагнитных матиериалов, различной формы и размеров; зачастую значительно увеличивается скорость (производительность)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. Сущность способа намагничивания изделий с помощью постоянных магни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магнитопорошкового контроля крупногабаритных деталей и узлов, сварных соединений, строительных металлоконструкций, подъемных механизмов, <text:s/>котельных установок, деталей железнодорожного транспорта, газо- и нефтепроводов зачастую целесообразно применять дефектоскопы, в которых для намагничивания контролируемых участков изделий применяют постоянные магниты; такие <text:s/>дефектоскопы не требуют электропитающих устройств, что позволяет использовать <text:s/>их во взрыво- и пожаронебезопасных средах, на строительных площадках, участках сборки и сварки магистральных трубопроводов в полевых условия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дефектоскопах МД-4П, МД-4К, МАГЭКС-1, МАГЭКС-2, МАГЭКС-3 для намагничивания контролируемых изделий используются постоянные магниты; дефектоскопы позволяют производить только полюсное (продольное) намагничивание контролируемых изделий, они предназначены для выявления поверхностных и подповерхностных 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рекомендуется использовать постоянные магниты для магнитопорошкового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. Документирование результатов контроля изделий магнитопорошковым метод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езультаты магнитопорошкового контроля изделий должны регистрироваться в журнале организации, проводившей этот контроль; в отчетной документации (заключение, протокол) по результатам контроля изделий указывается: наименование предприятия, проводившего контроль изделий; наименование изделия; номер чертежа изделия; объем контроля; тип прибора и дефектоскопические средства, использованные при контроле изделий; фамилии и инициалы контролеров, проводивших контроль изделий; сведения о выявленных дефектах, их координатах, исправлениях и результатах последующего контроля изделий; окончательное заключение о результатах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журнал организации вносятся: номер и наименование технологической карты (инструкции) контроля; уровень условной чувствительности контроля; <text:s/>величина электрического тока или напряженность поля намагничивания изделия; минимальная освещенность поверхност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форма журнала устанавливается предприятием, осуществлявшим контроль изделий; журнал должен иметь сквозную нумерацию; он должен храниться в архиве службы неразрушающего контроля в течение 5 ле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. В каком случае при магнитопорошковом контроле изделий применяется их намагничивание с помощью электромагни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циркулярном (бесполюсном) намагничивании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ри продольном (полюсном) намагничивании изделий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при намагничивании изделий во вращающемся магнитном пол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 Области применения магнитопорошкового контроля издел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агнитопорошковый контроль изделий из ферромагнитных материалов широко применяется в машиностроении, тепловой и нефтехимической промышленности, <text:s/>трубном производстве, самолето- и ракетостроении и в других областях науки, техники и промышленности, где требуется высокая надежность продукц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агнитопорошковый контроль может применяться во всех областях науки, <text:s/>техники, промышленности для дефектоскопии изделий из ферромагнитных материалов с относительной магнитной проницаемостью Мr не менее 40 и другими магнитными характеристиками (коэрцитивная сила, остаточная намагниченность), позволяющими создавать в местах нарушения сплошности изделия магнитные поля рассеяния, достаточные для притяжения частиц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агнитопорошковый метод может применяться для контроля изделий из антиферромагнитных материалов, например, из хром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. Типы соленоидов, применяемых для намагничивания изделий при их <text:s/>магнитопорошковом контрол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магнитопорошковом контроле изделий часто в качестве соленоида используются катушки индуктивности, образованные витками гибкого кабеля, <text:s/>навитого на контролируемое изделие; для намагничивания контролируемых изделий применяются также другие виды соленоидов, имеющие цилиндрическую, трапециевидную, эллиптическую, параболическую формы осевого сечения, но цилиндрическую форму рабочего сеч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намагничивания контролируемых изделий применяются соленоиды с <text:s/>водяным охлаждением, создающие магнитные поля напряженностью до 3000 А/см; соленоиды с масляным охлаждением, создающие магнитные поля напряженностью <text:s/>до 5000 А/см; соленоиды из галетных катушек с водяным охлаждением, создающие магнитные поля напряженностью до 10000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звестны также соленоиды, создающие и более сильные магнитные поля напряженностью до (20000 - 30000) А/см; следует однако отметить, что такие <text:s/>сильные магнитные поля при магнитопорошковом контроле продукции не применяю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. Назовите несколько способов комбинированного намагничивания изделий при их магнитопорошковом контр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особ пропускания электрического тока по изделию и при помощи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пособ пропускания по изделию двух электрических токов во взаимно перпендикулярных направлениях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пропускания электрического тока по изделию и при помощи электро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2. Назовите несколько видов магнитных порошков и суспенз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иболее распространенными в магнитопорошковой дефектоскопии изделий являются порошки из окисла железа - магнетита (Fe3O4) и несколько реже из ферромагнитной окиси железа (Fe2O3)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 большинстве случаев магнитные суспензии изготавливают на основе воды, масла, керосина + черные магнитные порошки (магнитолюминисцентные порошки) с добавлением: а - хромпика калиевого; б - нитрита натрия; в - мыла хозяйственного; г - соды кальцинированной; д - стабилизирующей присад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изделий с блестящей светлой поверхностью применяют в основном порошок магнетита черного цвета, а при контроле изделий с темнойповерхностью - цветные или магнитолюминисцентные порош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 Назовите некоторые виды электрического тока, которые применяются <text:s/>для намагничивания изделий при их магнитопорошковом контр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тоянны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менный однофазный и трехфазны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ульсирующий электрический т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. Назовите основные силы, действующие на магнитную частицу в поле рассеяния поверхностной несплошности в контролируемом издел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центробежные и центростремительные сил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илы инерции, све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 Назовите основные силы, действующие на магнитную частицу в поле рассеяния подповерхностной несплошности в контролируемом издел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 такое осаждение порошка называется индикаторным рисунк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центробежные и центростремительные силы; силы инерции, све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ля подповерхностных несплошностей градиент магнитного поля рассеяния меньше, чем для поверхностных несплошностей, поэтому описанные в 1 силы в этом случае меньше, а индикаторный рисунок оказывается менее плотным и четким, то есть - размыты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 Назовите основные особенности способа остаточной намагниченности контролируемых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магнитопорошковом контроле (МПК) изделий способом остаточной <text:s/>намагниченности (СОН) изделие вначале намагничивается, а затем на него наносится магнитная суспензия или магнитный порошок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условные уровни чувствительности А, Б, В способа остаточной намагниченности зависят от коэрцитивной силы Нс и остаточной индукции Вr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ПК изделий СОН с требуемой чувствительностью возможен лишь в том случае, когда остаточная индукция Вr материала изделия при заданном значении коэрцитивной силы Нс равна или более остаточной индукции, определяемой уровнями <text:s/>чувствительности А, Б, 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7. Назовите основные особенности способа намагничивания контролируемых изделий в приложенном пол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магнитопорошковом контроле (МПК) изделий способом приложенного <text:s/>поля (СПП) магнитная суспензия или порошок наносятся на изделия во время их <text:s/>намагничивания с помощью внешнего магнитного п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нтроль изделий из магнитомягких материалов, коэрцитивная сила которых Нс &lt;= 10 А/см и остаточная индукция Вr &lt; 0.5 Тл, проводится только СПП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изделий СПП напряженность магнитного поля Н, необходимая <text:s/>для обеспечения требуемого уровня чувствителньости, определяется по формулам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ровень чувствительности А (q= 2 мкм, l=0.5 мм) Н=41.3+1.3*Нс, А/см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ровень чувствительности Б (q=10 мкм, l=0.5 мм) Н=19.3+1.1*Нс, А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ровень чувствительности В (q=25 мкм, l=0.5 мм) Н=15.2+1.1*Нс, А/см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де q, l - минимальная ширина раскрытия и длина условного дефекта соответствен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8. Назовите основные требования к аппаратуре для магни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аппаратура для магнитопорошкового контроля изделий должна содержать: блок питания; намагничивающие и размагничивающие устройства; устройства для <text:s/>нанесения на изделие дефектоскопических материалов; устройства для контроля качества дефектоскопических материалов; устройства для осмотра контролируемой поверхности и регистрации дефектов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ефектоскопы должны быть снабжены измерителями намагничивающего тока с погрешностью измерения не более 10 ; ультрафиолетовыми облучателями; оптическими устройствами (лупы, бинокулярные и стереоскопические микроскопы, зеркала, эндоскопы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требования к специализированным дефектоскопам устанавливаются в отраслевой нормативно-технической документации на контроль конкретн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9. Назовите некоторые способы размагничивания изделий, проконтролированных магнитопорошковым методом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грев изделия до температуры точки Кюри и более, при которой магнитная проницаемость материала изделия скачком уменьшается до 1 и изделие переходит в неферромагнитное состояни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размагничивание изделия переменным магнитным полем с амплитудой, уменьшающейся от некоторого максимального значения до ну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размагничивание изделия постоянным магнитным полем с непрерывно изменяющейся полярностью и убывающей до нуля величино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. Назовите основные этапы и особенности расшифровки результатов магни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результаты контроля изделий оцениваются по наличию на их поверхности индикаторного следа в виде четкого плотного валика магнитного порошка, видимого невооруженным глазом или с использованием лупы до 7-кратного увеличения <text:s/>и воспроизводимого каждый раз при повторном нанесении магнитной суспензии или магнитного порошка. Каждая выявленная несплошность должна быть отмечена краской, цветным карандашом или другим способо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свещенность контролируемой поверхности изделия при использовании черных и цветных порошков должна быть не менее 1000 люксов, при этом следует <text:s/>применять комбинированное освещение (общее и местное). При проведении контроля изделий в затемненном помещении с использованием люминисцентных порошков <text:s/>ультрафиолетовая облученность контролируемой поверхности изделия должна быть не менее 2000 мкВт/с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к ложным индикаторным следам относятся: индикации, вызванные контактом изделия с другими ферромагнитными телами или <text:s/>магнитом, исчезающие после размагничивания и повторного контроля изделия; размытые нечеткие индикации, вызванные местными изменениями размеров и магнитных характеристик материала изделия, например, по границам сварных швов; индикации в виде широких групп мелких и параллельных осаждений <text:s/>порошка, <text:s/>вызванные избыточным намагничивающим поле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1. Назовите основные преимущества применения аэрозольных комплектов суспензий для магнитотопорошков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тоянство концентрации и качества используемых магнитных порошков, вязкости дисперсионной сред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отсутствие необходимости приобретения порошков, дисперсионной среды, антивспенивающих, антикоррозионных, поверхностно-активных и других добавок; отсутствие необходимости проверки качества компонентов, применяемых для приготовления магнитных суспензий; удобство использования, транспортировки, хране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озможность оперативного и равномерного нанесения осветляющего слоя <text:s/>(до 20 мкм) на поверхность контролируемого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 Особенности приготовления керосино-масляной суспенз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приготовления керосино-масляной суспензии применяются черные, цветные, люминисцентные порош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рассматриваемом случае в качестве дисперсионной среды для приготовления магнитной суспезии используется смесь керосина и масла;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 Особенности приготовления суспензии для магнитолюминисцентного контроля издел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 качестве дисперсионной среды применяются: вода, масло, смесь керосина и масла; дисперсионная среда суспензий с люминисцентными магнитными порошками не должна ухудшать светоколористических свойств порошка, а ее собственная люминисценция не должна искажать результаты контрол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люминисцентного магнитного порошка в 1 л дисперсионной среды <text:s/>должно быть - (4  1) 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. Особенности приготовления водной суспенз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для приготовления водной суспензии применяются черные, цветные, <text:s/>люминисцентные порош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в рассматриваемом случае в качестве дисперсионной среды для приготовления магнитной суспезии используется водопроводная вода; необходимо следить, чтобы раствор был однородным, состоял из отдельных частиц, а не из их <text:s/>конгломератов (соединений) из большого числа объединенных в группы частиц; в состав водных магнитных суспензий должны входить поверхностно-активные, <text:s/>антикоррозионные и антивспенивающие компоненты; суспензию необходимо оберегать от попадания в нее масла, которое вызывает коагуляцию магнитного порошка, что снижает ее чувствительность к выявлению несплошносте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 Какими способами производится циркулярное намагничивание изделий при их магнитопорошковом контрол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средством пропускания электрического тока: по изделию или по его части; по проводнику (стержню), помещенному в отверстие в изделии; по тороидальной обмотке; путем индуцирования электрического тока в изделии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 помощью соленоид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 помощью постоянного магнит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 помощью электромагни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6. Особенности намагничивания изделий с помощью гибких кабеле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гибкие кабели применяются в переносных и передвижных дефектоскопах для намагничивания крупногабаритных изделий (трубопроводов, прутков, штанг, <text:s/>валов) по частям при работе в полевых условиях; для намагничивания коротких полых изделий (патрубков, колец подшипников, цилиндрических и конических оболочек кругового сечения, тороидальных оболочек); с помощью гибких кабелей, навиваемых в виде соленоида на протяженные изделия, производится их продольное (полюсное) намагничивание, а с помощью гибких кабелей, навиваемых в виде <text:s/>тороидальной обмотки на короткие полые изделия, - их циркулярное (бесполюсное) намагничивание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гибкие кабели нельзя применять для намагничивания полы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гибкие кабели нельзя применять для намагничивания цилиндрических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гибкие кабели широко применяются для намагничивания изделий во вращающемся магнитном пол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 Каким требованиям должна соответствовать дисперсионная среда, используемая для приготовления магнитных суспензий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ерно 2, 3, 4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не быть токсичной и не иметь резкого запах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 быть коррозионно активно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не вызывать недопустимой автокоагуляции магнитного порош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 По какому уровню условной чувствительности (А, Б, В) может быть выявлен дефект с шириной раскрытия 1 мкм, протяженностью 10 мм в изделии с шероховатостью поверхности 1.2 мк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о условным уровням чувствительности А, Б, В дефект не может быть выявлен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о условному уровню чувствительности 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о условному уровню чувствительности Б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по условному уровню чувствительности 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 Можно ли использовать при контроле изделий способом остаточной намагниченности в качестве намагничивающих устройств электромагниты постоянного <text:s/>тока, а также другие устройства, в которых снижение магнитного потока от максимального значения до нуля по окончании намагничивания происходит в течение времени, превышающем 5 мс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ельзя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 только при автоматизированном контроле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ожно только при ручном контроле издел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. При каком способе контроля изделий, способе приложенного поля (СПП) <text:s/>или способе остаточной намагниченности (СОН), применяют их комбинированное намагничивани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П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О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и при СПП, и при СО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1. При каком способе контроля изделий, способе приложенного поля (СПП) <text:s/>или способе остаточной намагниченности (СОН), применяют их намагничивание во вращающемся магнитном пол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ПП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Н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и при СПП, и при СОН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. Какие способы применяют для нанесения магнитного порошка на поверхность контролируемого издели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ерно 2, 3, 4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способ магнитной суспенз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3. Особенности магнитопорошкового контроля изделий с лакокрасочными покрыти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толщине лакокрасочного покрытия на изделии менее 20 мкм их можно контролировать магнитопорошковым методом так же, как и изделия без покрытий; однако, при контроле изделий способом остаточной намагниченности <text:s/>чувствительность метода к выявлению дефектов несколько снижаетс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нтроль изделий с толщиной непроводящих покрытий более 20 мкм рекомендуется проводить способом приложенного поля, а для получения такой же <text:s/>чувствительности к дефектам, как и при контроле изделий без покрытий, напряженность намагничивающего поля следует увеличивать почти пропорционально <text:s/>увеличению толщины покрытия вплоть до 8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толщине непроводящих покрытий на изделиях более 80 мкм наблюдается размывание картины осевшего на них порошка после снятия намагничивающего поля; поэтому намагничивание изделия необходимо проводить до полного высыхания магнитной суспензии на нем, в этом случае валик порошка над дефектом после выключения намагничивающего поля не исчезает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4. Как следует производить очистку перед магнитопорошковым контролем <text:s/>поверхности изделий с эмалевыми покрытиям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изделия с эмалевыми покрытиями могут контролироваться магнитопорошковым методом, если толщина покрытий не превышает 20 мкм (ГОСТ 21105-87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еред контролем такие поверхности должны быть очищены от всех видов загрязнений с помощью жестких волосяных щеток, деревянных и пластмассовых <text:s/>скребков, лопаточек; промыты с помощью растворителей, щелочей и других моющих и чистящих средств в горячей и холодной воде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для удаления влаги с поверхности изделия необходимо применять бельевую ветошь, исключающую появление на поверхности изделия ворсинок, которые искажают индикаторный рисунок и затрудняют его расшифровку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5. От каких факторов зависит коэффициент размагничивания (размагничивающий фактор) разомкнутого ферромагнитного образц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т геометрической формы, размеров, относительной магнитной проницаемости материала образца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от коэрцитивной силы материала образц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т остаточной намагниченности материала образц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от всех перечисленных в 1, 2, 3 фактор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6. Какой из приведенных ниже металлов - антиферромагнетик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едь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алюмин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хром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желез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7. Когда производится осмотр изделия при его магнитопорошковом контроле способом приложенного поля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во время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после прекращения намагничивания изделия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в любое удобное врем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8. Для чего в магнитную суспензию вводятся поверхностно-активные вещества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частицы порошка в суспензии под действием молекулярных сил и за счет большой поверхностной энергии соединяются между собой и образуют частицы-агрегаты (большие агрегатные скопления частиц); при интенсивном слипании частиц и образовании очень крупных частиц-агрегатов происходит снижение, а иногда и полная потеря чувствительности (подвижности) суспензи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для предотвращения образования частиц-агрегатов в суспензию вводят <text:s/>поверхностно-активные вещества, молекулы которых имеют дипольное строение; в результате адсорбции (поглощения) поверхностно-активного вещества частицами магнитного порошка последние оказываются электростатически заряженными одного знака; это создает силы оттталкивания между частицами магнитного порошка, которые не позволяют этим частицам сблизиться на расстояние, при котором могут возникать частицы-агрега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благодаря сказанному в 1 и 2 значительно повышается подвижность магнитного порошка в дисперсионной среде, а соответственно и чувствительность <text:s/>магнитопорошкового контроля изделий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9. Достоинства и недостатки электромагнитов с шарнирными магнитопровод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электромагниты с шарнирными магнитопроводами удобны для контроля труднодоступных мест различных установок без их разборки, для контроля строительных конструкций, энергоустановок, трубопроводов с их тройниками и гибами и многих других устройств; подвижные части шарнирных магнитопроводов можно располагать под различными углами к изделию, благодаря чему имеется возможность контролировать участки изделия, которые невозможно проконтролировать электромагнитами с неподвижными магнитопроводам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электромагниты с шарнирными магнитопроводами имеют набор сменных наконечников из Ст.3 и армко-железа, повторяющих форму изделия в местах контакта с ним, что позволяет им достигать наилучшего контакта с контролируемой поверхностью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у электромагнитов с шарнирными магнитопроводами в местах шарнирного соединения их частей уменьшается сечение и образуются воздушные зазоры, в результате чего значительно возрастает магнитное сопротивление магнитной цепи; поэтому для достижения необходимой напряженности намагничивающего поля приходится пропускать по обмотке электромагнита электрический ток большей величин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. Можно ли использовать дефектоскоп 77-ПМД для магнитопорошкового контроля изделий в полевых условиях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ереносный дефектоскоп 77-ПМД предназначен для контроля стальных деталей и узлов изделий в полевых условиях; для намагничивания контролируемых <text:s/>изделий в комплекте дефектоскопа имеются электромагнит, соленоид и кабель; размагничивание проконтролированных изделий можно производить с помощью электромагнита, соленоида путем изменения направления тока в них механическим <text:s/>коммутатором и постепенного удаления изделия из магнитного поля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соленоид при намагничивании и размагничивании изделия может питаться <text:s/>от сети переменного тока напряжением 220 В, 50 Гц; намагничивание контролируемого изделия с помощью кабеля производится постоянным током силой более 500 А длительностью (0.5...1.0) с; размагничивание проконтролированного изделия кабелем в приборе не предусмотре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бор питается от сети постоянного тока напряжением (24...30) В, он размещен в чемодане размером 640х330х210 мм, его масса 30 кг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1. В каких случаях уменьшают концентрацию магнитного порошка в суспензи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при контроле резьб и объектов с использованием намагничивающих полей напряженностью 100 А/см и более концентрацию магнитного порошка в суспензии уменьшают до 5 г/л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) при контроле объектов с использованием намагничивающих полей напряженность менее 80 А/см концентрацию магнитного порошка в суспензии уменьшают до 10 г/л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при контроле объектов из магнитотвердых материалов с коэрцитивной силой более 10 А/см и остаточной магнитной индукцией более 0.5 Тл концентрацию магнитного порошка в суспензии уменьшают до 10 г/л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2, 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2. Какие стали применяются для изготовления бурового оборудования и инструмент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углеродистые обыкновенного качества стали (ГОСТ 380-71): Ст.0, Ст.1, Ст.2, Ст.3, Ст.4, Ст.5, Ст.6, Ст.7, получаемые в мартенах и бессемеровских <text:s/>установках (кипящая, спокойная, полуспокойная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углеродистые качественные конструкционные стали (ГОСТ 1050-60):с нормальным содержанием марганца (Ст.20, Ст.30, Ст.35, Ст.40, Ст.45) и с повышенным содержанием марганца (Ст.15Г, Ст.20Г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легированные стали (ГОСТ 4543-78): 40Х, 40ХР, 36Г2С, 40ХН, 30ГС, 30ХГСА, 38ХГН, 40ХНМА, 38ХН3МФА, 38ХВА, 20ХН3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 и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3. Причины несоответствия получаемого сплава заданному его химическому составу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ошибка при расчете и составлении ших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нарушение технологии проведения плавки, выгорание отдельных элементов шихт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неправильная обработка слитков посредством прокатки, ковки, прессован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4. Положительные результаты государственной поверки дефектоскопов офрмляются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составлением протокола поверки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выдачей свидетельства о поверке;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записью в паспорте прибор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5. Назовите некоторые методы проверки качества магнитных порошк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етод отсто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етод магнито-весовой пробы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с помощью контрольного образца и эталонного индикаторного порошка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6. По какой формуле определяется сила электрического тока I в А при циркулярном намагничивании изделий с прямоугольным сечением (Н - напряженность магнитного поля, А/см; d - наружный диаметр изделия с круглым сечением, см; а, b - ширина и высота изделия с прямоугольным сечением, см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3 * Н * d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) I = 2 * Н * a, при a/b <text:span text:style-name="T3">≥</text:span>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Н * (a + b) при a/b &lt; 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верно 2, 3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7. Какие магнитные характеристики материала изделия необходимо знать для определения возможности достижения желаемого уровня условной чувствительности <text:s/>А, Б, В при контроле изделия способом остаточной намагниченности (СОН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пряженность магнитного поля насыщения и магнитную проницаемость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эрцитивную силу и магнитную проницаемость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остаточную индукцию и магнитную проницаемость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коэрцитивную силу и остаточную индукцию материала изделия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8. Какие магнитные характеристики материала изделия необходимо знать для определения желаемого уровня условной чувствительности А, Б, В при контроле изделия способом приложенного поля (СПП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напряженность магнитного поля насыщения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коэрцитивную силу материала изделия;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) остаточную индукцию материала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магнитную проницаемость материала издели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9. При каком отношении длины L изделия к его наружному диаметру D размагничивающий фактор N будет наибольшим при продольном намагничивании изделия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) 10 &lt; N  <text:span text:style-name="T3">≤ </text:span> 1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15 &lt; N 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1 &lt; N <text:span text:style-name="T3">≤ </text:span>5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) 5 &lt; N <text:span text:style-name="T3">≤ </text:span>10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0. По какой формуле определяется сила электрического тока I в А при циркулярном намагничивании изделий с круглым сечением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3 * Н * d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) I = 2 * Н * a       при a/b <text:span text:style-name="T3">≥</text:span>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Н * (a + b) при a/b &lt; 1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) I = 1.5 * Н * <text:span text:style-name="T4">√</text:span>l2 + c2 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1. По какой формуле определяется сила электрического тока I в А при циркулярном намагничивании крупногабаритных изделий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3 * Н * d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) I = 2 * Н * a       при a/b <text:span text:style-name="T3">≥</text:span> 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Н * (a + b) при a/b &lt; 10;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) I = 1.5 * Н * <text:span text:style-name="T4">√</text:span>l2 + c2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2. Какая толщина Т неферромагнитных покрытий практически не влияет на выявляемость дефектов при магнитопорошковом контроле изделий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) 0 мкм &lt; Т <text:span text:style-name="T3">≤ </text:span>20 мкм;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) 20 мкм &lt; Т <text:span text:style-name="T3">≤ </text:span>100 мкм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) 100 мкм &lt; Т <text:span text:style-name="T3">≤ </text:span>150 мкм;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) 150 мкм &lt; Т  <text:span text:style-name="T3">≤ </text:span>200 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3. При контроле изделий с темной поверхностью в ГОСТ 21105-87 рекомендуется наносить на нее контрастные немагнитные покрытия толщиной Т не более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Т = 10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Т = 15 мкм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Т = 20 мкм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Т = 25 мк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4. Можно ли проводить магнитопорошковый контроль ферромагнитных изделий с коэрцитивной силой Нс &lt; 10 А/см и остаточной магнитной индукцией Вr &lt; 0.5 Тл способом остаточной намагниченности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можно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можно, если относительная магнитная проницаемость материала изделия больше 4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можно, если увеличить ток намагничивания изделия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) изделия с Нс &lt; 10 А/см и Вr &lt; 0.5 Тл магнитопорошковому контролю не подлежат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5. По какой формуле определяется сила электрического тока I в А, который необходимо пропустить по центральному проводнику, для циркулярного намагничивания внутренней поверхности полого цилиндра с коэрцитивной силой Нс в <text:s/>А/см и внутренним радиусом R в см при его контроле способом приложенного поля и условной чувствительности А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) I = 2 * π * R * (19.3 + 1.1 * Нс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) I = 2 * π * R * (15.2 + 1.1 * Нс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) I = 2 * π * R * (41.3 + 1.3 * Нс);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) I = 2 * π * R * (10.5 + 1.0 * Нс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1. Недопустимые дефекты поверхности сварных труб?</text:p>
          </table:table-cell>
          <table:table-cell/>
        </table:table-row>
        <table:table-row table:style-name="ro5">
          <table:table-cell office:value-type="string" calcext:value-type="string">
            <text:p>a) трещины, плены, закаты, глубокие риски, непровары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) рябизна, забoины, вмятины, мелкие риски, тонкий слой окалины;</text:p>
          </table:table-cell>
          <table:table-cell/>
        </table:table-row>
        <table:table-row table:style-name="ro5">
          <table:table-cell office:value-type="string" calcext:value-type="string">
            <text:p>c) грат до 0.5 мм на наружной и внутренней поверхностях труб;</text:p>
          </table:table-cell>
          <table:table-cell/>
        </table:table-row>
        <table:table-row table:style-name="ro5">
          <table:table-cell office:value-type="string" calcext:value-type="string">
            <text:p>d) поперечный шов на трубе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  <table:table-cell/>
        </table:table-row>
        <table:table-row table:style-name="ro5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  <table:table-cell/>
        </table:table-row>
        <table:table-row table:style-name="ro5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  <table:table-cell/>
        </table:table-row>
        <table:table-row table:style-name="ro5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  <table:table-cell/>
        </table:table-row>
        <table:table-row table:style-name="ro5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  <table:table-cell/>
        </table:table-row>
        <table:table-row table:style-name="ro5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  <table:table-cell/>
        </table:table-row>
        <table:table-row table:style-name="ro5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  <table:table-cell/>
        </table:table-row>
        <table:table-row table:style-name="ro5">
          <table:table-cell office:value-type="string" calcext:value-type="string">
            <text:p>a) с помощью стержня или проводника, расположенных в сквозном отверстии изделия;</text:p>
          </table:table-cell>
          <table:table-cell/>
        </table:table-row>
        <table:table-row table:style-name="ro5">
          <table:table-cell office:value-type="string" calcext:value-type="string">
            <text:p>b) посредством пропускания электрического тока по тороидальной обмотке из нескольких витков кабеля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с помощью соленоида;</text:p>
          </table:table-cell>
          <table:table-cell/>
        </table:table-row>
        <table:table-row table:style-name="ro5">
          <table:table-cell office:value-type="string" calcext:value-type="string">
            <text:p>d) верно 2, 3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  <table:table-cell/>
        </table:table-row>
        <table:table-row table:style-name="ro5">
          <table:table-cell office:value-type="string" calcext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  <table:table-cell/>
        </table:table-row>
        <table:table-row table:style-name="ro5">
          <table:table-cell office:value-type="string" calcext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  <table:table-cell/>
        </table:table-row>
        <table:table-row table:style-name="ro5">
          <table:table-cell office:value-type="string" calcext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  <table:table-cell/>
        </table:table-row>
        <table:table-row table:style-name="ro5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  <table:table-cell/>
        </table:table-row>
        <table:table-row table:style-name="ro5">
          <table:table-cell office:value-type="string" calcext:value-type="string">
            <text:p>a) ≥2000 мкВт/см2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) 100 мкВт/ см2;</text:p>
          </table:table-cell>
          <table:table-cell/>
        </table:table-row>
        <table:table-row table:style-name="ro5">
          <table:table-cell office:value-type="string" calcext:value-type="string">
            <text:p>c) 7000 мкВт/ см2;</text:p>
          </table:table-cell>
          <table:table-cell/>
        </table:table-row>
        <table:table-row table:style-name="ro5">
          <table:table-cell office:value-type="string" calcext:value-type="string">
            <text:p>d) 10 мкВт/ см2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  <table:table-cell/>
        </table:table-row>
        <table:table-row table:style-name="ro5">
          <table:table-cell office:value-type="string" calcext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  <table:table-cell/>
        </table:table-row>
        <table:table-row table:style-name="ro5">
          <table:table-cell office:value-type="string" calcext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красное маслянистое вещество с хорошей проникающей способностью;</text:p>
          </table:table-cell>
          <table:table-cell/>
        </table:table-row>
        <table:table-row table:style-name="ro5">
          <table:table-cell office:value-type="string" calcext:value-type="string">
            <text:p>d) металлические стружки и опилки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  <table:table-cell/>
        </table:table-row>
        <table:table-row table:style-name="ro5">
          <table:table-cell office:value-type="string" calcext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  <table:table-cell/>
        </table:table-row>
        <table:table-row table:style-name="ro5">
          <table:table-cell office:value-type="string" calcext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  <table:table-cell/>
        </table:table-row>
        <table:table-row table:style-name="ro5">
          <table:table-cell office:value-type="string" calcext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9. <text:s/>Как производят <text:s/>оценку магнитных свойств порошков ПЖ4М, ПЖ4ОМ, ПЖВ-160, ПЖВ5-71, ЛЮМАГПОР-5?</text:p>
          </table:table-cell>
          <table:table-cell/>
        </table:table-row>
        <table:table-row table:style-name="ro5">
          <table:table-cell office:value-type="string" calcext:value-type="string">
            <text:p>a) с помощью прибора МФ-10СП;</text:p>
          </table:table-cell>
          <table:table-cell/>
        </table:table-row>
        <table:table-row table:style-name="ro5">
          <table:table-cell office:value-type="string" calcext:value-type="string">
            <text:p>b) методом и прибором магнито-весовой пробы;</text:p>
          </table:table-cell>
          <table:table-cell/>
        </table:table-row>
        <table:table-row table:style-name="ro5">
          <table:table-cell office:value-type="string" calcext:value-type="string">
            <text:p>c) с помощью изделий с естественными дефектами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  <table:table-cell/>
        </table:table-row>
        <table:table-row table:style-name="ro5">
          <table:table-cell office:value-type="string" calcext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  <table:table-cell/>
        </table:table-row>
        <table:table-row table:style-name="ro5">
          <table:table-cell office:value-type="string" calcext:value-type="string">
            <text:p>b) уровень Д - h = 5 мкм; l = 1 мм; Rа ≤ 15 мкм; уровень Е - h = 45 мкм; l = 0,4 мм; Rа ≤ 10 мкм;</text:p>
          </table:table-cell>
          <table:table-cell/>
        </table:table-row>
        <table:table-row table:style-name="ro5">
          <table:table-cell office:value-type="string" calcext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  <table:table-cell/>
        </table:table-row>
        <table:table-row table:style-name="ro5">
          <table:table-cell office:value-type="string" calcext:value-type="string">
            <text:p>a) непосредственно после приготовления;</text:p>
          </table:table-cell>
          <table:table-cell/>
        </table:table-row>
        <table:table-row table:style-name="ro5">
          <table:table-cell office:value-type="string" calcext:value-type="string">
            <text:p>b) регулярно по мере применения;</text:p>
          </table:table-cell>
          <table:table-cell/>
        </table:table-row>
        <table:table-row table:style-name="ro5">
          <table:table-cell office:value-type="string" calcext:value-type="string">
            <text:p>c) не реже одного раза в неделю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2. <text:s/>Что такое дефектограмма?</text:p>
          </table:table-cell>
          <table:table-cell/>
        </table:table-row>
        <table:table-row table:style-name="ro5">
          <table:table-cell office:value-type="string" calcext:value-type="string">
            <text:p>a) изображение части изделия с индикаторным рисунком выявленных дефектов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) чертеж <text:s/>детали с указанием участков, подверженных трещинообразованию;</text:p>
          </table:table-cell>
          <table:table-cell/>
        </table:table-row>
        <table:table-row table:style-name="ro5">
          <table:table-cell office:value-type="string" calcext:value-type="string">
            <text:p>c) эскиз детали с указанием положения при намагничивании;</text:p>
          </table:table-cell>
          <table:table-cell/>
        </table:table-row>
        <table:table-row table:style-name="ro5">
          <table:table-cell office:value-type="string" calcext:value-type="string">
            <text:p>d) эскиз детали с изображением проконтролированных участков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  <table:table-cell/>
        </table:table-row>
        <table:table-row table:style-name="ro5">
          <table:table-cell office:value-type="string" calcext:value-type="string">
            <text:p>a) 0 &lt; Нn/Нt ≤ 1;</text:p>
          </table:table-cell>
          <table:table-cell/>
        </table:table-row>
        <table:table-row table:style-name="ro5">
          <table:table-cell office:value-type="string" calcext:value-type="string">
            <text:p>b) 1 &lt; Нn/Нt ≤ 2;</text:p>
          </table:table-cell>
          <table:table-cell/>
        </table:table-row>
        <table:table-row table:style-name="ro5">
          <table:table-cell office:value-type="string" calcext:value-type="string">
            <text:p>c) 2 &lt; Нn/Нt ≤ 3;</text:p>
          </table:table-cell>
          <table:table-cell/>
        </table:table-row>
        <table:table-row table:style-name="ro5">
          <table:table-cell office:value-type="string" calcext:value-type="string">
            <text:p>d) 3 &lt; Нn/Нt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4. <text:s/>Каков вид индикаторного рисунка над усталостной трещиной в изделии?</text:p>
          </table:table-cell>
          <table:table-cell/>
        </table:table-row>
        <table:table-row table:style-name="ro5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) скопление порошка в виде четких извилистых рельефных линий;</text:p>
          </table:table-cell>
          <table:table-cell/>
        </table:table-row>
        <table:table-row table:style-name="ro5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/>
        </table:table-row>
        <table:table-row table:style-name="ro5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5. Каков вид индикаторного рисунка над шлифовочными и термическими трещинами в изделии?</text:p>
          </table:table-cell>
          <table:table-cell/>
        </table:table-row>
        <table:table-row table:style-name="ro5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/>
        </table:table-row>
        <table:table-row table:style-name="ro5">
          <table:table-cell office:value-type="string" calcext:value-type="string">
            <text:p>b) скопление порошка в виде четких рельефных извилистых линий;</text:p>
          </table:table-cell>
          <table:table-cell/>
        </table:table-row>
        <table:table-row table:style-name="ro5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6. <text:s/>Каков вид индикаторного рисунка над пленами и закатами в изделии?</text:p>
          </table:table-cell>
          <table:table-cell/>
        </table:table-row>
        <table:table-row table:style-name="ro5">
          <table:table-cell office:value-type="string" calcext:value-type="string">
            <text:p>a) скопление порошка в виде нечеткого валика с расплывчатыми границами или в виде пятна;</text:p>
          </table:table-cell>
          <table:table-cell/>
        </table:table-row>
        <table:table-row table:style-name="ro5">
          <table:table-cell office:value-type="string" calcext:value-type="string">
            <text:p>b) скопление порошка в виде валика по границам плен и закатов, четко очерчивающего их форму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скопление порошка в виде четких рельефных извилистых линий;</text:p>
          </table:table-cell>
          <table:table-cell/>
        </table:table-row>
        <table:table-row table:style-name="ro5">
          <table:table-cell office:value-type="string" calcext:value-type="string">
            <text:p>d) скопление порошка в виде тонких четких линий, представляющих собой сетку или короткие черточки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7. В каких случаях и в каких местах изделия могут образовываться ложные осаждения магнитного порошка?</text:p>
          </table:table-cell>
          <table:table-cell/>
        </table:table-row>
        <table:table-row table:style-name="ro5">
          <table:table-cell office:value-type="string" calcext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  <table:table-cell/>
        </table:table-row>
        <table:table-row table:style-name="ro5">
          <table:table-cell office:value-type="string" calcext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  <table:table-cell/>
        </table:table-row>
        <table:table-row table:style-name="ro5">
          <table:table-cell office:value-type="string" calcext:value-type="string">
            <text:p>c) в местах резкого уменьшения сечения изделия; скопления мест, имеющих острые края;</text:p>
          </table:table-cell>
          <table:table-cell/>
        </table:table-row>
        <table:table-row table:style-name="ro5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  <table:table-cell/>
        </table:table-row>
        <table:table-row table:style-name="ro5">
          <table:table-cell office:value-type="string" calcext:value-type="string">
            <text:p>a) Hc ≥ 10 А/см;</text:p>
          </table:table-cell>
          <table:table-cell/>
        </table:table-row>
        <table:table-row table:style-name="ro5">
          <table:table-cell office:value-type="string" calcext:value-type="string">
            <text:p>b) Hc ≥ 20 А/см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Hc ≤ 10 А/см;</text:p>
          </table:table-cell>
          <table:table-cell/>
        </table:table-row>
        <table:table-row table:style-name="ro5">
          <table:table-cell office:value-type="string" calcext:value-type="string">
            <text:p>d) Hc ≤ 20 А/см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  <table:table-cell/>
        </table:table-row>
        <table:table-row table:style-name="ro5">
          <table:table-cell office:value-type="string" calcext:value-type="string">
            <text:p>a) mr &lt; 5;</text:p>
          </table:table-cell>
          <table:table-cell/>
        </table:table-row>
        <table:table-row table:style-name="ro5">
          <table:table-cell office:value-type="string" calcext:value-type="string">
            <text:p>b) mr≥40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5 ≤ mr &lt; 10;</text:p>
          </table:table-cell>
          <table:table-cell/>
        </table:table-row>
        <table:table-row table:style-name="ro5">
          <table:table-cell office:value-type="string" calcext:value-type="string">
            <text:p>d) 10 ≤ mr &lt; 40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0. <text:s/>Что может вызвать ложную индикацию?</text:p>
          </table:table-cell>
          <table:table-cell/>
        </table:table-row>
        <table:table-row table:style-name="ro5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5">
          <table:table-cell office:value-type="string" calcext:value-type="string">
            <text:p>b) аустенитная полосчатость;</text:p>
          </table:table-cell>
          <table:table-cell/>
        </table:table-row>
        <table:table-row table:style-name="ro5">
          <table:table-cell office:value-type="string" calcext:value-type="string">
            <text:p>c) резкое изменение сечения детали;</text:p>
          </table:table-cell>
          <table:table-cell/>
        </table:table-row>
        <table:table-row table:style-name="ro5">
          <table:table-cell office:value-type="string" calcext:value-type="string">
            <text:p>d) все перечисленные в 1, 2 и 3 причины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1. <text:s/>Продольное (полюсное) намагничивание изделий при их магнитопорошковом контроле производится:</text:p>
          </table:table-cell>
          <table:table-cell/>
        </table:table-row>
        <table:table-row table:style-name="ro5">
          <table:table-cell office:value-type="string" calcext:value-type="string">
            <text:p>a) по участкам с помощью электроконтактов;</text:p>
          </table:table-cell>
          <table:table-cell/>
        </table:table-row>
        <table:table-row table:style-name="ro5">
          <table:table-cell office:value-type="string" calcext:value-type="string">
            <text:p>b) соленоидом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центральным проводником с электрическим током, размещенным внутри полого цилиндрического изделия;</text:p>
          </table:table-cell>
          <table:table-cell/>
        </table:table-row>
        <table:table-row table:style-name="ro5">
          <table:table-cell office:value-type="string" calcext:value-type="string">
            <text:p>d) пропусканием электрического тока вдоль контролируемого изделия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  <table:table-cell/>
        </table:table-row>
        <table:table-row table:style-name="ro5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5">
          <table:table-cell office:value-type="string" calcext:value-type="string">
            <text:p>b) сварные соединения;</text:p>
          </table:table-cell>
          <table:table-cell/>
        </table:table-row>
        <table:table-row table:style-name="ro5">
          <table:table-cell office:value-type="string" calcext:value-type="string">
            <text:p>c) границы во внутренней структуре;</text:p>
          </table:table-cell>
          <table:table-cell/>
        </table:table-row>
        <table:table-row table:style-name="ro5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  <table:table-cell/>
        </table:table-row>
        <table:table-row table:style-name="ro5">
          <table:table-cell office:value-type="string" calcext:value-type="string">
            <text:p>a) магнитные характеристики, форма, размеры изделий;</text:p>
          </table:table-cell>
          <table:table-cell/>
        </table:table-row>
        <table:table-row table:style-name="ro5">
          <table:table-cell office:value-type="string" calcext:value-type="string">
            <text:p>b) характеристика выявляемых дефектов, чистота контролируемой поверхности изделий, режим их контроля;</text:p>
          </table:table-cell>
          <table:table-cell/>
        </table:table-row>
        <table:table-row table:style-name="ro5">
          <table:table-cell office:value-type="string" calcext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  <table:table-cell/>
        </table:table-row>
        <table:table-row table:style-name="ro5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  <table:table-cell/>
        </table:table-row>
        <table:table-row table:style-name="ro5">
          <table:table-cell office:value-type="string" calcext:value-type="string">
            <text:p>a) 2, 1, 3, 4;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) 1, 2, 3, 4;</text:p>
          </table:table-cell>
          <table:table-cell/>
        </table:table-row>
        <table:table-row table:style-name="ro5">
          <table:table-cell office:value-type="string" calcext:value-type="string">
            <text:p>c) 2, 3, 1, 4;</text:p>
          </table:table-cell>
          <table:table-cell/>
        </table:table-row>
        <table:table-row table:style-name="ro5">
          <table:table-cell office:value-type="string" calcext:value-type="string">
            <text:p>d) 3, 2, 1, 4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5. <text:s/>При проведении многослойной сварки корневой шов должен выполняться:</text:p>
          </table:table-cell>
          <table:table-cell/>
        </table:table-row>
        <table:table-row table:style-name="ro5">
          <table:table-cell office:value-type="string" calcext:value-type="string">
            <text:p>a) Допускается проводить тем же материалом , что и последующие <text:s/>слои</text:p>
          </table:table-cell>
          <table:table-cell/>
        </table:table-row>
        <table:table-row table:style-name="ro5">
          <table:table-cell office:value-type="string" calcext:value-type="string">
            <text:p>b) Менее пластичными материалами, чем последующие слои</text:p>
          </table:table-cell>
          <table:table-cell/>
        </table:table-row>
        <table:table-row table:style-name="ro5">
          <table:table-cell office:value-type="string" calcext:value-type="string">
            <text:p>c) Более пластичными материалами, чем последующие слои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) Материал корневого шва не имеет существенного влияния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  <table:table-cell/>
        </table:table-row>
        <table:table-row table:style-name="ro5">
          <table:table-cell office:value-type="string" calcext:value-type="string">
            <text:p>a) Курткой на утепляющей подкладке</text:p>
          </table:table-cell>
          <table:table-cell/>
        </table:table-row>
        <table:table-row table:style-name="ro5">
          <table:table-cell office:value-type="string" calcext:value-type="string">
            <text:p>b) Рукавицами комбинированными </text:p>
          </table:table-cell>
          <table:table-cell/>
        </table:table-row>
        <table:table-row table:style-name="ro5">
          <table:table-cell office:value-type="string" calcext:value-type="string">
            <text:p>c) Перчатками хлопчатобумажными в комплекте с перчатками резиновыми</text:p>
          </table:table-cell>
          <table:table-cell/>
        </table:table-row>
        <table:table-row table:style-name="ro5">
          <table:table-cell office:value-type="string" calcext:value-type="string">
            <text:p>d) Варианты а) и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7. <text:s/>Дефектоскописту запрещается приступать к работе:</text:p>
          </table:table-cell>
          <table:table-cell/>
        </table:table-row>
        <table:table-row table:style-name="ro5">
          <table:table-cell office:value-type="string" calcext:value-type="string">
            <text:p>a) Без средств индивидуальной защиты</text:p>
          </table:table-cell>
          <table:table-cell/>
        </table:table-row>
        <table:table-row table:style-name="ro5">
          <table:table-cell office:value-type="string" calcext:value-type="string">
            <text:p>b) Без установленных защитных ограждений</text:p>
          </table:table-cell>
          <table:table-cell/>
        </table:table-row>
        <table:table-row table:style-name="ro5">
          <table:table-cell office:value-type="string" calcext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  <table:table-cell/>
        </table:table-row>
        <table:table-row table:style-name="ro5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8. <text:s/>Запрещается использование дефектоскопа с:</text:p>
          </table:table-cell>
          <table:table-cell/>
        </table:table-row>
        <table:table-row table:style-name="ro5">
          <table:table-cell office:value-type="string" calcext:value-type="string">
            <text:p>a) Разбитым или поврежденным корпусом</text:p>
          </table:table-cell>
          <table:table-cell/>
        </table:table-row>
        <table:table-row table:style-name="ro5">
          <table:table-cell office:value-type="string" calcext:value-type="string">
            <text:p>b) Поврежденной изоляцией катушек и отдельных токопроводящих элементов</text:p>
          </table:table-cell>
          <table:table-cell/>
        </table:table-row>
        <table:table-row table:style-name="ro5">
          <table:table-cell office:value-type="string" calcext:value-type="string">
            <text:p>c) Поврежденными соединительными проводами и сетевыми выключателями</text:p>
          </table:table-cell>
          <table:table-cell/>
        </table:table-row>
        <table:table-row table:style-name="ro5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29. <text:s/>Использование дефектоскопа с разбитым или поврежденным корпусом:</text:p>
          </table:table-cell>
          <table:table-cell/>
        </table:table-row>
        <table:table-row table:style-name="ro5">
          <table:table-cell office:value-type="string" calcext:value-type="string">
            <text:p>a) Разрешается</text:p>
          </table:table-cell>
          <table:table-cell/>
        </table:table-row>
        <table:table-row table:style-name="ro5">
          <table:table-cell office:value-type="string" calcext:value-type="string">
            <text:p>b) Запрещается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Разрешается по указанию вышестоящего лица (не ниже бригадира)</text:p>
          </table:table-cell>
          <table:table-cell/>
        </table:table-row>
        <table:table-row table:style-name="ro5">
          <table:table-cell office:value-type="string" calcext:value-type="string">
            <text:p>d) Варианты а) и с)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30. <text:s/>Шероховатость поверхности – это:</text:p>
          </table:table-cell>
          <table:table-cell/>
        </table:table-row>
        <table:table-row table:style-name="ro5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/>
        </table:table-row>
        <table:table-row table:style-name="ro5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) Совокупность периодических неровностей с относительно большими шагами на базовой длине</text:p>
          </table:table-cell>
          <table:table-cell/>
        </table:table-row>
        <table:table-row table:style-name="ro5">
          <table:table-cell office:value-type="string" calcext:value-type="string">
            <text:p>d) Варианты a, b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31. <text:s/>Волнистость поверхности – это:</text:p>
          </table:table-cell>
          <table:table-cell/>
        </table:table-row>
        <table:table-row table:style-name="ro5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/>
        </table:table-row>
        <table:table-row table:style-name="ro5">
          <table:table-cell office:value-type="string" calcext:value-type="string">
            <text:p>c) Совокупность периодических неровностей с относительно малыми шагами на длине, превышающей базовую</text:p>
          </table:table-cell>
          <table:table-cell/>
        </table:table-row>
        <table:table-row table:style-name="ro5">
          <table:table-cell office:value-type="string" calcext:value-type="string">
            <text:p>d) Варианты a, b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END</text:p>
          </table:table-cell>
          <table:table-cell/>
        </table:table-row>
        <table:table-row table:style-name="ro5" table:number-rows-repeated="1048388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7-й_сектор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Недопустимые дефекты поверхности сварных труб?</text:p>
          </table:table-cell>
          <table:table-cell/>
        </table:table-row>
        <table:table-row table:style-name="ro1">
          <table:table-cell office:value-type="string" calcext:value-type="string">
            <text:p>a) трещины, плены, закаты, глубокие риски, непровар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ябизна, забoины, вмятины, мелкие риски, тонкий слой окалины;</text:p>
          </table:table-cell>
          <table:table-cell/>
        </table:table-row>
        <table:table-row table:style-name="ro1">
          <table:table-cell office:value-type="string" calcext:value-type="string">
            <text:p>c) грат до 0.5 мм на наружной и внутренней поверхностях труб;</text:p>
          </table:table-cell>
          <table:table-cell/>
        </table:table-row>
        <table:table-row table:style-name="ro1">
          <table:table-cell office:value-type="string" calcext:value-type="string">
            <text:p>d) поперечный шов на труб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  <table:table-cell/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  <table:table-cell/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  <table:table-cell/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  <table:table-cell/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  <table:table-cell/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  <table:table-cell/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  <table:table-cell/>
        </table:table-row>
        <table:table-row table:style-name="ro1">
          <table:table-cell office:value-type="string" calcext:value-type="string">
            <text:p>a) с помощью стержня или проводника, расположенных в сквозном отверстии изделия;</text:p>
          </table:table-cell>
          <table:table-cell/>
        </table:table-row>
        <table:table-row table:style-name="ro1">
          <table:table-cell office:value-type="string" calcext:value-type="string">
            <text:p>b) посредством пропускания электрического тока по тороидальной обмотке из нескольких витков каб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 помощью соленоида;</text:p>
          </table:table-cell>
          <table:table-cell/>
        </table:table-row>
        <table:table-row table:style-name="ro1">
          <table:table-cell office:value-type="string" calcext:value-type="string">
            <text:p>d) верно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  <table:table-cell/>
        </table:table-row>
        <table:table-row table:style-name="ro1">
          <table:table-cell office:value-type="string" calcext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  <table:table-cell/>
        </table:table-row>
        <table:table-row table:style-name="ro1">
          <table:table-cell office:value-type="string" calcext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  <table:table-cell/>
        </table:table-row>
        <table:table-row table:style-name="ro1">
          <table:table-cell office:value-type="string" calcext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  <table:table-cell/>
        </table:table-row>
        <table:table-row table:style-name="ro1">
          <table:table-cell office:value-type="string" calcext:value-type="string">
            <text:p>d) верно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  <table:table-cell/>
        </table:table-row>
        <table:table-row table:style-name="ro1">
          <table:table-cell office:value-type="string" calcext:value-type="string">
            <text:p>a) ≥2000 мкВт/см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00 мкВт/ см2;</text:p>
          </table:table-cell>
          <table:table-cell/>
        </table:table-row>
        <table:table-row table:style-name="ro1">
          <table:table-cell office:value-type="string" calcext:value-type="string">
            <text:p>c) 7000 мкВт/ см2;</text:p>
          </table:table-cell>
          <table:table-cell/>
        </table:table-row>
        <table:table-row table:style-name="ro1">
          <table:table-cell office:value-type="string" calcext:value-type="string">
            <text:p>d) 10 мкВт/ см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  <table:table-cell/>
        </table:table-row>
        <table:table-row table:style-name="ro1">
          <table:table-cell office:value-type="string" calcext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  <table:table-cell/>
        </table:table-row>
        <table:table-row table:style-name="ro1">
          <table:table-cell office:value-type="string" calcext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расное маслянистое вещество с хорошей проникающей способностью;</text:p>
          </table:table-cell>
          <table:table-cell/>
        </table:table-row>
        <table:table-row table:style-name="ro1">
          <table:table-cell office:value-type="string" calcext:value-type="string">
            <text:p>d) металлические стружки и опил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  <table:table-cell/>
        </table:table-row>
        <table:table-row table:style-name="ro1">
          <table:table-cell office:value-type="string" calcext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  <table:table-cell/>
        </table:table-row>
        <table:table-row table:style-name="ro1">
          <table:table-cell office:value-type="string" calcext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  <table:table-cell/>
        </table:table-row>
        <table:table-row table:style-name="ro1">
          <table:table-cell office:value-type="string" calcext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<text:s/>Как производят <text:s/>оценку магнитных свойств порошков ПЖ4М, ПЖ4ОМ, ПЖВ-160, ПЖВ5-71, ЛЮМАГПОР-5?</text:p>
          </table:table-cell>
          <table:table-cell/>
        </table:table-row>
        <table:table-row table:style-name="ro1">
          <table:table-cell office:value-type="string" calcext:value-type="string">
            <text:p>a) с помощью прибора МФ-10СП;</text:p>
          </table:table-cell>
          <table:table-cell/>
        </table:table-row>
        <table:table-row table:style-name="ro1">
          <table:table-cell office:value-type="string" calcext:value-type="string">
            <text:p>b) методом и прибором магнито-весовой пробы;</text:p>
          </table:table-cell>
          <table:table-cell/>
        </table:table-row>
        <table:table-row table:style-name="ro1">
          <table:table-cell office:value-type="string" calcext:value-type="string">
            <text:p>c) с помощью изделий с естественными дефектами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  <table:table-cell/>
        </table:table-row>
        <table:table-row table:style-name="ro1">
          <table:table-cell office:value-type="string" calcext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  <table:table-cell/>
        </table:table-row>
        <table:table-row table:style-name="ro1">
          <table:table-cell office:value-type="string" calcext:value-type="string">
            <text:p>b) уровень Д - h = 5 мкм; l = 1 мм; Rа ≤ 15 мкм; уровень Е - h = 45 мкм; l = 0,4 мм; Rа ≤ 10 мкм;</text:p>
          </table:table-cell>
          <table:table-cell/>
        </table:table-row>
        <table:table-row table:style-name="ro1">
          <table:table-cell office:value-type="string" calcext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  <table:table-cell/>
        </table:table-row>
        <table:table-row table:style-name="ro1">
          <table:table-cell office:value-type="string" calcext:value-type="string">
            <text:p>a) непосредственно после приготовления;</text:p>
          </table:table-cell>
          <table:table-cell/>
        </table:table-row>
        <table:table-row table:style-name="ro1">
          <table:table-cell office:value-type="string" calcext:value-type="string">
            <text:p>b) регулярно по мере применения;</text:p>
          </table:table-cell>
          <table:table-cell/>
        </table:table-row>
        <table:table-row table:style-name="ro1">
          <table:table-cell office:value-type="string" calcext:value-type="string">
            <text:p>c) не реже одного раза в неделю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Что такое дефектограмма?</text:p>
          </table:table-cell>
          <table:table-cell/>
        </table:table-row>
        <table:table-row table:style-name="ro1">
          <table:table-cell office:value-type="string" calcext:value-type="string">
            <text:p>a) изображение части изделия с индикаторным рисунком выявленных дефек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чертеж <text:s/>детали с указанием участков, подверженных трещинообразованию;</text:p>
          </table:table-cell>
          <table:table-cell/>
        </table:table-row>
        <table:table-row table:style-name="ro1">
          <table:table-cell office:value-type="string" calcext:value-type="string">
            <text:p>c) эскиз детали с указанием положения при намагничивании;</text:p>
          </table:table-cell>
          <table:table-cell/>
        </table:table-row>
        <table:table-row table:style-name="ro1">
          <table:table-cell office:value-type="string" calcext:value-type="string">
            <text:p>d) эскиз детали с изображением проконтролированных участк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  <table:table-cell/>
        </table:table-row>
        <table:table-row table:style-name="ro1">
          <table:table-cell office:value-type="string" calcext:value-type="string">
            <text:p>a) 0 &lt; Нn/Нt ≤ 1;</text:p>
          </table:table-cell>
          <table:table-cell/>
        </table:table-row>
        <table:table-row table:style-name="ro1">
          <table:table-cell office:value-type="string" calcext:value-type="string">
            <text:p>b) 1 &lt; Нn/Нt ≤ 2;</text:p>
          </table:table-cell>
          <table:table-cell/>
        </table:table-row>
        <table:table-row table:style-name="ro1">
          <table:table-cell office:value-type="string" calcext:value-type="string">
            <text:p>c) 2 &lt; Нn/Нt ≤ 3;</text:p>
          </table:table-cell>
          <table:table-cell/>
        </table:table-row>
        <table:table-row table:style-name="ro1">
          <table:table-cell office:value-type="string" calcext:value-type="string">
            <text:p>d) 3 &lt; Нn/Н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<text:s/>Каков вид индикаторного рисунка над усталостной трещиной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извилистых рельефн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ков вид индикаторного рисунка над шлифовочными и термическими трещинами в изделии?</text:p>
          </table:table-cell>
          <table:table-cell/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<text:s/>Каков вид индикаторного рисунка над пленами и закатами в изделии?</text:p>
          </table:table-cell>
          <table:table-cell/>
        </table:table-row>
        <table:table-row table:style-name="ro1">
          <table:table-cell office:value-type="string" calcext:value-type="string">
            <text:p>a) скопление порошка в виде нечеткого валика с расплывчатыми границами или в виде пятна;</text:p>
          </table:table-cell>
          <table:table-cell/>
        </table:table-row>
        <table:table-row table:style-name="ro1">
          <table:table-cell office:value-type="string" calcext:value-type="string">
            <text:p>b) скопление порошка в виде валика по границам плен и закатов, четко очерчивающего их форм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копление порошка в виде четких рельефных извилистых линий;</text:p>
          </table:table-cell>
          <table:table-cell/>
        </table:table-row>
        <table:table-row table:style-name="ro1">
          <table:table-cell office:value-type="string" calcext:value-type="string">
            <text:p>d) скопление порошка в виде тонких четких линий, представляющих собой сетку или короткие черточ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 каких случаях и в каких местах изделия могут образовываться ложные осаждения магнитного порошка?</text:p>
          </table:table-cell>
          <table:table-cell/>
        </table:table-row>
        <table:table-row table:style-name="ro1">
          <table:table-cell office:value-type="string" calcext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  <table:table-cell/>
        </table:table-row>
        <table:table-row table:style-name="ro1">
          <table:table-cell office:value-type="string" calcext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c) в местах резкого уменьшения сечения изделия; скопления мест, имеющих острые края;</text:p>
          </table:table-cell>
          <table:table-cell/>
        </table:table-row>
        <table:table-row table:style-name="ro1">
          <table:table-cell office:value-type="string" calcext:value-type="string">
            <text:p>d) верные ответы 1,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  <table:table-cell/>
        </table:table-row>
        <table:table-row table:style-name="ro1">
          <table:table-cell office:value-type="string" calcext:value-type="string">
            <text:p>a) Hc ≥ 10 А/см;</text:p>
          </table:table-cell>
          <table:table-cell/>
        </table:table-row>
        <table:table-row table:style-name="ro1">
          <table:table-cell office:value-type="string" calcext:value-type="string">
            <text:p>b) Hc ≥ 20 А/с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Hc ≤ 10 А/см;</text:p>
          </table:table-cell>
          <table:table-cell/>
        </table:table-row>
        <table:table-row table:style-name="ro1">
          <table:table-cell office:value-type="string" calcext:value-type="string">
            <text:p>d) Hc ≤ 20 А/с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μr:</text:p>
          </table:table-cell>
          <table:table-cell/>
        </table:table-row>
        <table:table-row table:style-name="ro3">
          <table:table-cell office:value-type="string" calcext:value-type="string">
            <text:p>a) <text:span text:style-name="T2">μ</text:span>r &lt; 5;</text:p>
          </table:table-cell>
          <table:table-cell/>
        </table:table-row>
        <table:table-row table:style-name="ro1">
          <table:table-cell office:value-type="string" calcext:value-type="string">
            <text:p>b) μr≥4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5 ≤ μr &lt; 10;</text:p>
          </table:table-cell>
          <table:table-cell/>
        </table:table-row>
        <table:table-row table:style-name="ro1">
          <table:table-cell office:value-type="string" calcext:value-type="string">
            <text:p>d) 10 ≤ μr &lt; 4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Что может вызвать ложную индикацию?</text:p>
          </table:table-cell>
          <table:table-cell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1">
          <table:table-cell office:value-type="string" calcext:value-type="string">
            <text:p>b) аустенитная полосчатость;</text:p>
          </table:table-cell>
          <table:table-cell/>
        </table:table-row>
        <table:table-row table:style-name="ro1">
          <table:table-cell office:value-type="string" calcext:value-type="string">
            <text:p>c) резкое изменение сечения детали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 и 3 причи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Продольное (полюсное) намагничивание изделий при их магнитопорошковом контроле производится:</text:p>
          </table:table-cell>
          <table:table-cell/>
        </table:table-row>
        <table:table-row table:style-name="ro1">
          <table:table-cell office:value-type="string" calcext:value-type="string">
            <text:p>a) по участкам с помощью электроконтактов;</text:p>
          </table:table-cell>
          <table:table-cell/>
        </table:table-row>
        <table:table-row table:style-name="ro1">
          <table:table-cell office:value-type="string" calcext:value-type="string">
            <text:p>b) соленоид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центральным проводником с электрическим током, размещенным внутри полого цилиндрического изделия;</text:p>
          </table:table-cell>
          <table:table-cell/>
        </table:table-row>
        <table:table-row table:style-name="ro1">
          <table:table-cell office:value-type="string" calcext:value-type="string">
            <text:p>d) пропусканием электрического тока вдоль контролируемого издел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  <table:table-cell/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  <table:table-cell/>
        </table:table-row>
        <table:table-row table:style-name="ro1">
          <table:table-cell office:value-type="string" calcext:value-type="string">
            <text:p>b) сварные соединения;</text:p>
          </table:table-cell>
          <table:table-cell/>
        </table:table-row>
        <table:table-row table:style-name="ro1">
          <table:table-cell office:value-type="string" calcext:value-type="string">
            <text:p>c) границы во внутренней структуре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  <table:table-cell/>
        </table:table-row>
        <table:table-row table:style-name="ro1">
          <table:table-cell office:value-type="string" calcext:value-type="string">
            <text:p>a) магнитные характеристики, форма, размеры изделий;</text:p>
          </table:table-cell>
          <table:table-cell/>
        </table:table-row>
        <table:table-row table:style-name="ro1">
          <table:table-cell office:value-type="string" calcext:value-type="string">
            <text:p>b) характеристика выявляемых дефектов, чистота контролируемой поверхности изделий, режим их контроля;</text:p>
          </table:table-cell>
          <table:table-cell/>
        </table:table-row>
        <table:table-row table:style-name="ro1">
          <table:table-cell office:value-type="string" calcext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  <table:table-cell/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  <table:table-cell/>
        </table:table-row>
        <table:table-row table:style-name="ro1">
          <table:table-cell office:value-type="string" calcext:value-type="string">
            <text:p>a) 2, 1, 3, 4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, 2, 3, 4;</text:p>
          </table:table-cell>
          <table:table-cell/>
        </table:table-row>
        <table:table-row table:style-name="ro1">
          <table:table-cell office:value-type="string" calcext:value-type="string">
            <text:p>c) 2, 3, 1, 4;</text:p>
          </table:table-cell>
          <table:table-cell/>
        </table:table-row>
        <table:table-row table:style-name="ro1">
          <table:table-cell office:value-type="string" calcext:value-type="string">
            <text:p>d) 3, 2, 1, 4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<text:s/>При проведении многослойной сварки корневой шов должен выполняться:</text:p>
          </table:table-cell>
          <table:table-cell/>
        </table:table-row>
        <table:table-row table:style-name="ro1">
          <table:table-cell office:value-type="string" calcext:value-type="string">
            <text:p>a) Допускается проводить тем же материалом , что и последующие <text:s/>слои</text:p>
          </table:table-cell>
          <table:table-cell/>
        </table:table-row>
        <table:table-row table:style-name="ro1">
          <table:table-cell office:value-type="string" calcext:value-type="string">
            <text:p>b) Менее пластичными материалами, чем последующие слои</text:p>
          </table:table-cell>
          <table:table-cell/>
        </table:table-row>
        <table:table-row table:style-name="ro1">
          <table:table-cell office:value-type="string" calcext:value-type="string">
            <text:p>c) Более пластичными материалами, чем последующие сло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атериал корневого шва не имеет существенного влия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  <table:table-cell/>
        </table:table-row>
        <table:table-row table:style-name="ro1">
          <table:table-cell office:value-type="string" calcext:value-type="string">
            <text:p>a) Курткой на утепляющей подкладке</text:p>
          </table:table-cell>
          <table:table-cell/>
        </table:table-row>
        <table:table-row table:style-name="ro1">
          <table:table-cell office:value-type="string" calcext:value-type="string">
            <text:p>b) Рукавицами комбинированными </text:p>
          </table:table-cell>
          <table:table-cell/>
        </table:table-row>
        <table:table-row table:style-name="ro1">
          <table:table-cell office:value-type="string" calcext:value-type="string">
            <text:p>c) Перчатками хлопчатобумажными в комплекте с перчатками резиновыми</text:p>
          </table:table-cell>
          <table:table-cell/>
        </table:table-row>
        <table:table-row table:style-name="ro1">
          <table:table-cell office:value-type="string" calcext:value-type="string">
            <text:p>d) Варианты а) и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Дефектоскописту запрещается приступать к работе:</text:p>
          </table:table-cell>
          <table:table-cell/>
        </table:table-row>
        <table:table-row table:style-name="ro1">
          <table:table-cell office:value-type="string" calcext:value-type="string">
            <text:p>a) Без средств индивидуальной защиты</text:p>
          </table:table-cell>
          <table:table-cell/>
        </table:table-row>
        <table:table-row table:style-name="ro1">
          <table:table-cell office:value-type="string" calcext:value-type="string">
            <text:p>b) Без установленных защитных ограждений</text:p>
          </table:table-cell>
          <table:table-cell/>
        </table:table-row>
        <table:table-row table:style-name="ro1">
          <table:table-cell office:value-type="string" calcext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<text:s/>Запрещается использование дефектоскопа с:</text:p>
          </table:table-cell>
          <table:table-cell/>
        </table:table-row>
        <table:table-row table:style-name="ro1">
          <table:table-cell office:value-type="string" calcext:value-type="string">
            <text:p>a) Разбитым или поврежденным корпусом</text:p>
          </table:table-cell>
          <table:table-cell/>
        </table:table-row>
        <table:table-row table:style-name="ro1">
          <table:table-cell office:value-type="string" calcext:value-type="string">
            <text:p>b) Поврежденной изоляцией катушек и отдельных токопроводящих элементов</text:p>
          </table:table-cell>
          <table:table-cell/>
        </table:table-row>
        <table:table-row table:style-name="ro1">
          <table:table-cell office:value-type="string" calcext:value-type="string">
            <text:p>c) Поврежденными соединительными проводами и сетевыми выключателями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<text:s/>Использование дефектоскопа с разбитым или поврежденным корпусом:</text:p>
          </table:table-cell>
          <table:table-cell/>
        </table:table-row>
        <table:table-row table:style-name="ro1">
          <table:table-cell office:value-type="string" calcext:value-type="string">
            <text:p>a) Разрешается</text:p>
          </table:table-cell>
          <table:table-cell/>
        </table:table-row>
        <table:table-row table:style-name="ro1">
          <table:table-cell office:value-type="string" calcext:value-type="string">
            <text:p>b) Запрещае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зрешается по указанию вышестоящего лица (не ниже бригадира)</text:p>
          </table:table-cell>
          <table:table-cell/>
        </table:table-row>
        <table:table-row table:style-name="ro1">
          <table:table-cell office:value-type="string" calcext:value-type="string">
            <text:p>d) Варианты а)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<text:s/>Шероховатость поверхности – это:</text:p>
          </table:table-cell>
          <table:table-cell/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/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большими шагами на базовой длине</text:p>
          </table:table-cell>
          <table:table-cell/>
        </table:table-row>
        <table:table-row table:style-name="ro1">
          <table:table-cell office:value-type="string" calcext:value-type="string">
            <text:p>d) Варианты a, 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<text:s/>Волнистость поверхности – это:</text:p>
          </table:table-cell>
          <table:table-cell/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  <table:table-cell/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малыми шагами на длине, превышающей базовую</text:p>
          </table:table-cell>
          <table:table-cell/>
        </table:table-row>
        <table:table-row table:style-name="ro1">
          <table:table-cell office:value-type="string" calcext:value-type="string">
            <text:p>d) Варианты a, 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4" table:default-cell-style-name="Default"/>
        <table:table-row table:style-name="ro5">
          <table:table-cell office:value-type="string" calcext:value-type="string">
            <text:p>1. 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5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5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5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5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5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5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. <text:s/>Назовите некоторые детали вагонов, подлежащие магнитопорошковому контролю.</text:p>
          </table:table-cell>
        </table:table-row>
        <table:table-row table:style-name="ro5">
          <table:table-cell office:value-type="string" calcext:value-type="string">
            <text:p>a) ось колесной пары; внутренние и наружные кольца подшипников, напрессованных на шейки оси; цельнокатаное колесо; сепаратор подшипника; ролики подшипников;</text:p>
          </table:table-cell>
        </table:table-row>
        <table:table-row table:style-name="ro5">
          <table:table-cell office:value-type="string" calcext:value-type="string">
            <text:p>b) корпус автосцепки; крюк тяговый; рессоры; коленчатый вал дизеля; шатун дизеля;</text:p>
          </table:table-cell>
        </table:table-row>
        <table:table-row table:style-name="ro5">
          <table:table-cell office:value-type="string" calcext:value-type="string">
            <text:p>c) ось вагонная; тяговой хомут автосцепки; боковая рама тележек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4. <text:s/>Основные причины возникновения поверхностных трещин в деталях подвижного состава железнодорожного транспорта?</text:p>
          </table:table-cell>
        </table:table-row>
        <table:table-row table:style-name="ro5">
          <table:table-cell office:value-type="string" calcext:value-type="string">
            <text:p>a) длительное воздействие на детали знакопеременных нагрузок, являющихся источником образования усталостных трещин;</text:p>
          </table:table-cell>
        </table:table-row>
        <table:table-row table:style-name="ro5">
          <table:table-cell office:value-type="string" calcext:value-type="string">
            <text:p>b) нарушение режимов шлифовки и термообработки деталей, приводящее к появлению на их поверхности шлифовочных и закалочных трещин;</text:p>
          </table:table-cell>
        </table:table-row>
        <table:table-row table:style-name="ro5">
          <table:table-cell office:value-type="string" calcext:value-type="string">
            <text:p>c) нарушение технологии сварки и наплавки <text:s/>деталей, приводящее к возникновению сварочных трещин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5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μr:</text:p>
          </table:table-cell>
        </table:table-row>
        <table:table-row table:style-name="ro5">
          <table:table-cell office:value-type="string" calcext:value-type="string">
            <text:p>a) μr &lt; 15;</text:p>
          </table:table-cell>
        </table:table-row>
        <table:table-row table:style-name="ro3">
          <table:table-cell office:value-type="string" calcext:value-type="string">
            <text:p><text:span text:style-name="T5">b) </text:span><text:span text:style-name="T6">μ</text:span>r ≥ 40;</text:p>
          </table:table-cell>
        </table:table-row>
        <table:table-row table:style-name="ro3">
          <table:table-cell office:value-type="string" calcext:value-type="string">
            <text:p><text:span text:style-name="T5">c) 15 ≤ </text:span><text:span text:style-name="T6">μ</text:span>r &lt; 30;</text:p>
          </table:table-cell>
        </table:table-row>
        <table:table-row table:style-name="ro3">
          <table:table-cell office:value-type="string" calcext:value-type="string">
            <text:p><text:span text:style-name="T5">d) 30  ≤ </text:span><text:span text:style-name="T6">μ</text:span>r &lt; 40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6. <text:s/>Почему продольное намагничивание изделий называют также полюсным?</text:p>
          </table:table-cell>
        </table:table-row>
        <table:table-row table:style-name="ro5">
          <table:table-cell office:value-type="string" calcext:value-type="string">
            <text:p>a) потому что на ферромагнитные частицы, нанесенные на контролируемое изделие, существенное влияние оказывает магнитное поле земли;</text:p>
          </table:table-cell>
        </table:table-row>
        <table:table-row table:style-name="ro5">
          <table:table-cell office:value-type="string" calcext:value-type="string">
            <text:p>b) потому что при контроле изделия на его поверхности образуются магнитные полюсы: северный и южный;</text:p>
          </table:table-cell>
        </table:table-row>
        <table:table-row table:style-name="ro5">
          <table:table-cell office:value-type="string" calcext:value-type="string">
            <text:p>c) <text:s/>потому что при контроле используются подковообразные магниты;</text:p>
          </table:table-cell>
        </table:table-row>
        <table:table-row table:style-name="ro5">
          <table:table-cell office:value-type="string" calcext:value-type="string">
            <text:p>d) потому что при контроле изделия магнитное поле эемли не оказывает на него влияние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7. <text:s/>Какие типы порошков применяются для контроля деталей подвижного состава и каким требованиям они должны отвечать?</text:p>
          </table:table-cell>
        </table:table-row>
        <table:table-row table:style-name="ro5">
          <table:table-cell office:value-type="string" calcext:value-type="string">
            <text:p>a) порошки ПЖ40М и ПЖ4М, состоящие на (90...95) % из чистого железа, они должны быть испытаны методом магнито-весовой пробы;</text:p>
          </table:table-cell>
        </table:table-row>
        <table:table-row table:style-name="ro5">
          <table:table-cell office:value-type="string" calcext:value-type="string">
            <text:p>b) порошок железный очень мелкий ПЖ40М содержит частицы железа размером не более (50...55) мкм в поперечнике, предназначен для приготовления суспензий (200 граммов на 1 литр жидкой основы);</text:p>
          </table:table-cell>
        </table:table-row>
        <table:table-row table:style-name="ro5">
          <table:table-cell office:value-type="string" calcext:value-type="string">
            <text:p>c) порошок железный мелкий ПЖ4М содержит частицы железа <text:s/>размером (70...75) мкм в поперечнике, применяется только в сухом виде для контроля изделий с темной поверхностью, окрашен в серый цвет [добавка по весу: (15...20) % окиси цинка или (10...15) % двуокиси титана - в качастве красителя]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8. <text:s/>Каковы причины образования усталостных трещин в зоне выточки (галтели) внутренних колец подшипников?</text:p>
          </table:table-cell>
        </table:table-row>
        <table:table-row table:style-name="ro5">
          <table:table-cell office:value-type="string" calcext:value-type="string">
            <text:p>a) грубые риски, остающиеся после токарной обработки колец <text:s/>подшипников;</text:p>
          </table:table-cell>
        </table:table-row>
        <table:table-row table:style-name="ro5">
          <table:table-cell office:value-type="string" calcext:value-type="string">
            <text:p>b) термические надрывы в результате нарушений режима термообработки колец подшипников;</text:p>
          </table:table-cell>
        </table:table-row>
        <table:table-row table:style-name="ro5">
          <table:table-cell office:value-type="string" calcext:value-type="string">
            <text:p>c) повышенные динамические нагрузки на подшипники в буксах, создаваемые подвеской редуктора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9. <text:s/>Назовите основные блоки устройства для контроля осей колесных пар и внутренних колец подшипников без их демонтажа с шеек оси.</text:p>
          </table:table-cell>
        </table:table-row>
        <table:table-row table:style-name="ro5">
          <table:table-cell office:value-type="string" calcext:value-type="string">
            <text:p>a) выпрямитель, конденсаторная батарея, выключатель конденсаторной батареи;</text:p>
          </table:table-cell>
        </table:table-row>
        <table:table-row table:style-name="ro5">
          <table:table-cell office:value-type="string" calcext:value-type="string">
            <text:p>b) силовой диод, контактная головка, разъемный соленоид;</text:p>
          </table:table-cell>
        </table:table-row>
        <table:table-row table:style-name="ro5">
          <table:table-cell office:value-type="string" calcext:value-type="string">
            <text:p>c) намагничивающее и размагничивающее устройства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0. <text:s/>Назовите детали подвижного состава железнодорожного транспорта, подлежащие обязательному контролю магнитопорошковыми дефектоскопами:</text:p>
          </table:table-cell>
        </table:table-row>
        <table:table-row table:style-name="ro5">
          <table:table-cell office:value-type="string" calcext:value-type="string">
            <text:p>a) оси колесных пар всех типов, бандажи колесных пар, детали экипажа и упряжи;</text:p>
          </table:table-cell>
        </table:table-row>
        <table:table-row table:style-name="ro5">
          <table:table-cell office:value-type="string" calcext:value-type="string">
            <text:p>b) валы главных генераторов, роторов турбин, тяговых двигателей, вспомогательных машин;</text:p>
          </table:table-cell>
        </table:table-row>
        <table:table-row table:style-name="ro5">
          <table:table-cell office:value-type="string" calcext:value-type="string">
            <text:p>c) коленчатые валы дизелей и компрессоров, шатуны, шатунные болты, стержни клапанов, шестерни, детали рычажной передачи тормозов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1. <text:s/>Назовите типы магнитопорошковых дефектоскопов, применяемых для контроля деталей подвижного состава железнодорожного транспорта.</text:p>
          </table:table-cell>
        </table:table-row>
        <table:table-row table:style-name="ro5">
          <table:table-cell office:value-type="string" calcext:value-type="string">
            <text:p>a) переносные дефектоскопы типа ДКМ, ДГС, ДП-ЦНИИ, <text:s/>ДКМ-1Б, ДГЭ;</text:p>
          </table:table-cell>
        </table:table-row>
        <table:table-row table:style-name="ro5">
          <table:table-cell office:value-type="string" calcext:value-type="string">
            <text:p>b) дефектоскопы МД12-ПШ, МД-12ПЭ, МД-12ПС, МД-13ПР;</text:p>
          </table:table-cell>
        </table:table-row>
        <table:table-row table:style-name="ro5">
          <table:table-cell office:value-type="string" calcext:value-type="string">
            <text:p>c) стационарные дефектоскопы типа ДГН, ЦНИИ с разъемным соленоидом; </text:p>
          </table:table-cell>
        </table:table-row>
        <table:table-row table:style-name="ro5">
          <table:table-cell office:value-type="string" calcext:value-type="string">
            <text:p>d) верные ответы 1, 2 и 3. <text:s/>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2. <text:s/>Как часто дефектоскописты, которые контролируют детали подвижного состава метрополитенов, должны проходить переаттестацию?</text:p>
          </table:table-cell>
        </table:table-row>
        <table:table-row table:style-name="ro5">
          <table:table-cell office:value-type="string" calcext:value-type="string">
            <text:p>a) один раз в год и после перерыва в работе более трех месяцев;</text:p>
          </table:table-cell>
        </table:table-row>
        <table:table-row table:style-name="ro5">
          <table:table-cell office:value-type="string" calcext:value-type="string">
            <text:p>b) в случае окончания срока действия квалификационного удостоверения и после перерыва в работе более одного года;</text:p>
          </table:table-cell>
        </table:table-row>
        <table:table-row table:style-name="ro5">
          <table:table-cell office:value-type="string" calcext:value-type="string">
            <text:p>c) один раз в три года и после перерыва в работе более девяти месяцев;</text:p>
          </table:table-cell>
        </table:table-row>
        <table:table-row table:style-name="ro5">
          <table:table-cell office:value-type="string" calcext:value-type="string">
            <text:p>d) один раз в четыре года и после перерыва в работе более шести месяцев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3. <text:s/>Назовите некоторые вспомогательные средства для магнитопорошкового контроля деталей подвижного состава железнодорожного транспорта.</text:p>
          </table:table-cell>
        </table:table-row>
        <table:table-row table:style-name="ro5">
          <table:table-cell office:value-type="string" calcext:value-type="string">
            <text:p>a) МФ-23И (магнитометр для измерения напряженности магнитного поля от 18 А/см до 8000 А/см); МПУ-1 (миллитесламер для измерения индукции - напряженности магнитного поля от 0 до 200 мТл или от 0 до 600 А/см);</text:p>
          </table:table-cell>
        </table:table-row>
        <table:table-row table:style-name="ro5">
          <table:table-cell office:value-type="string" calcext:value-type="string">
            <text:p>b) МФ-10СП (проверка качества магнитных порошков и суспензий условной чувствительности);</text:p>
          </table:table-cell>
        </table:table-row>
        <table:table-row table:style-name="ro5">
          <table:table-cell office:value-type="string" calcext:value-type="string">
            <text:p>c) Ю-116, Ю-117 (люксметр для измерения освещенности контролируемой поверхности, создаваемой лампами накаливания, люминесцентными лампами и естественным светом); НД-В-3Л (ультрафиолетовый облучатель для освещения контролируемой поверхности при использовании люминесцентных индикаторов); ВПК-2 (вискозиметр капиллярный стеклянный для определения кинематической вязкости дисперсионной среды суспензий)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4. <text:s/>Как следует контролировать магнитопорошковым методом кольца, полые цилиндры, хомуты и другие детали с отверстиями?</text:p>
          </table:table-cell>
        </table:table-row>
        <table:table-row table:style-name="ro5">
          <table:table-cell office:value-type="string" calcext:value-type="string">
            <text:p>a) циркулярным намагничиванием путем пропускания электрического тока по кабелю или стержню, вставленным в отверстие детали, или по кабелю, намотанному на деталь тороидально;</text:p>
          </table:table-cell>
        </table:table-row>
        <table:table-row table:style-name="ro5">
          <table:table-cell office:value-type="string" calcext:value-type="string">
            <text:p>b) кабель или стержень располагаются в отверстии детали строго аксиально (по центру), так как при их смещении могут возникнуть на контролируемой поверхности детали местные магнитные полюса, на которых скапливается магнитный порошок;</text:p>
          </table:table-cell>
        </table:table-row>
        <table:table-row table:style-name="ro5">
          <table:table-cell office:value-type="string" calcext:value-type="string">
            <text:p>c) способ контроля (приложенного поля или остаточной намагниченности) выбирается в зависимости от магнитных характеристик, размеров, формы контролируемой детали и от величины электрического тока, который может обеспечить дефектоскоп;</text:p>
          </table:table-cell>
        </table:table-row>
        <table:table-row table:style-name="ro5">
          <table:table-cell office:value-type="string" calcext:value-type="string">
            <text:p>d) верные ответы 1, 2 и 3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5. <text:s/>Каков вид индикаторного рисунка над подповерхностными дефектами в изделии?</text:p>
          </table:table-cell>
        </table:table-row>
        <table:table-row table:style-name="ro5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5">
          <table:table-cell office:value-type="string" calcext:value-type="string">
            <text:p>b) скопление порошка в виде четких рельефных извилистых линий;</text:p>
          </table:table-cell>
        </table:table-row>
        <table:table-row table:style-name="ro5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5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6. <text:s/>Какой величины в А/см допустима остаточная намагниченность вагонных деталей JД и колец подшипников JП <text:s/>после их размагничивания?</text:p>
          </table:table-cell>
        </table:table-row>
        <table:table-row table:style-name="ro5">
          <table:table-cell office:value-type="string" calcext:value-type="string">
            <text:p>a) JД <text:s/>≤ 5, JП ≤ 1;</text:p>
          </table:table-cell>
        </table:table-row>
        <table:table-row table:style-name="ro5">
          <table:table-cell office:value-type="string" calcext:value-type="string">
            <text:p>b) 5 &lt; JД <text:s/>≤ 7, 1 &lt; JП ≤ 2;</text:p>
          </table:table-cell>
        </table:table-row>
        <table:table-row table:style-name="ro5">
          <table:table-cell office:value-type="string" calcext:value-type="string">
            <text:p>c) 7 &lt; JД <text:s/>≤ 10, 2 &lt; JП ≤ 3;</text:p>
          </table:table-cell>
        </table:table-row>
        <table:table-row table:style-name="ro5">
          <table:table-cell office:value-type="string" calcext:value-type="string">
            <text:p>d) 10 &lt; JД <text:s/>≤ 20, 3 &lt; JП ≤ 5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7. <text:s/>По какой формуле определяется сила тока I [А] в случае циркулярного намагничивания деталей с круглым сечением (Н– напряженность магнитного поля, D– наружный диаметр изделия)?</text:p>
          </table:table-cell>
        </table:table-row>
        <table:table-row table:style-name="ro5">
          <table:table-cell office:value-type="string" calcext:value-type="string">
            <text:p>a) I=3HD;</text:p>
          </table:table-cell>
        </table:table-row>
        <table:table-row table:style-name="ro5">
          <table:table-cell office:value-type="string" calcext:value-type="string">
            <text:p>b) I=5HD/4;</text:p>
          </table:table-cell>
        </table:table-row>
        <table:table-row table:style-name="ro5">
          <table:table-cell office:value-type="string" calcext:value-type="string">
            <text:p>c) I=0.3HD;</text:p>
          </table:table-cell>
        </table:table-row>
        <table:table-row table:style-name="ro5">
          <table:table-cell office:value-type="string" calcext:value-type="string">
            <text:p>d) I=2HD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8. <text:s/>Осаждение порошка в местах, где отсутствует несплошность материала, называется:</text:p>
          </table:table-cell>
        </table:table-row>
        <table:table-row table:style-name="ro5">
          <table:table-cell office:value-type="string" calcext:value-type="string">
            <text:p>a) ложный дефект;</text:p>
          </table:table-cell>
        </table:table-row>
        <table:table-row table:style-name="ro5">
          <table:table-cell office:value-type="string" calcext:value-type="string">
            <text:p>b) валик порошка;</text:p>
          </table:table-cell>
        </table:table-row>
        <table:table-row table:style-name="ro5">
          <table:table-cell office:value-type="string" calcext:value-type="string">
            <text:p>c) волосовина;</text:p>
          </table:table-cell>
        </table:table-row>
        <table:table-row table:style-name="ro5">
          <table:table-cell office:value-type="string" calcext:value-type="string">
            <text:p>d) трещина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19. <text:s/>Для приготовления магнитной суспензии количество магнитного порошка на 1 л дисперсионной среды должно быть:</text:p>
          </table:table-cell>
        </table:table-row>
        <table:table-row table:style-name="ro5">
          <table:table-cell office:value-type="string" calcext:value-type="string">
            <text:p>a) 15 ± 5) г/л;</text:p>
          </table:table-cell>
        </table:table-row>
        <table:table-row table:style-name="ro5">
          <table:table-cell office:value-type="string" calcext:value-type="string">
            <text:p>b) (25 ± 5 )г/л;</text:p>
          </table:table-cell>
        </table:table-row>
        <table:table-row table:style-name="ro5">
          <table:table-cell office:value-type="string" calcext:value-type="string">
            <text:p>c) (4 <text:s/>± 1 )г/л;</text:p>
          </table:table-cell>
        </table:table-row>
        <table:table-row table:style-name="ro5">
          <table:table-cell office:value-type="string" calcext:value-type="string">
            <text:p>d) (30 <text:s/>± 5) г/л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0. <text:s/>Для приготовления люминесцентной суспензии количество магнитного порошка на 1 л дисперсионной среды должно быть:</text:p>
          </table:table-cell>
        </table:table-row>
        <table:table-row table:style-name="ro5">
          <table:table-cell office:value-type="string" calcext:value-type="string">
            <text:p>a) (10 ± 5) г/л;</text:p>
          </table:table-cell>
        </table:table-row>
        <table:table-row table:style-name="ro5">
          <table:table-cell office:value-type="string" calcext:value-type="string">
            <text:p>b) (25 ± 5) г/л;</text:p>
          </table:table-cell>
        </table:table-row>
        <table:table-row table:style-name="ro5">
          <table:table-cell office:value-type="string" calcext:value-type="string">
            <text:p>c) (4 ± 1) г/л;</text:p>
          </table:table-cell>
        </table:table-row>
        <table:table-row table:style-name="ro5">
          <table:table-cell office:value-type="string" calcext:value-type="string">
            <text:p>d) (15 ± 5) г/л.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1. <text:s/>Если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предусматривается контроль одних и тех же деталей разными видами контроля, то предприятие имеет право выполнять контроль::</text:p>
          </table:table-cell>
        </table:table-row>
        <table:table-row table:style-name="ro5">
          <table:table-cell office:value-type="string" calcext:value-type="string">
            <text:p>a) Только одним из методов, в зависимости от наличия средств контроля и подготовки специалистов (при условии что комплексный контроль согласно действующей НТД двумя и более методами не является обязательным)</text:p>
          </table:table-cell>
        </table:table-row>
        <table:table-row table:style-name="ro5">
          <table:table-cell office:value-type="string" calcext:value-type="string">
            <text:p>b) Только одним из методов, в зависимости от наличия средств контроля и подготовки специалистов</text:p>
          </table:table-cell>
        </table:table-row>
        <table:table-row table:style-name="ro5">
          <table:table-cell office:value-type="string" calcext:value-type="string">
            <text:p>c) Всеми предусмотренными в ЦВ-0118методами</text:p>
          </table:table-cell>
        </table:table-row>
        <table:table-row table:style-name="ro5">
          <table:table-cell office:value-type="string" calcext:value-type="string">
            <text:p>d) Все вышеприведенные варианты неверны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2. <text:s/>Каким дефектоскопом проводиться МПК верхних и нижних углов замка и замкодержате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МД-12ПС</text:p>
          </table:table-cell>
        </table:table-row>
        <table:table-row table:style-name="ro5">
          <table:table-cell office:value-type="string" calcext:value-type="string">
            <text:p>b) МД-12ПШ</text:p>
          </table:table-cell>
        </table:table-row>
        <table:table-row table:style-name="ro5">
          <table:table-cell office:value-type="string" calcext:value-type="string">
            <text:p>c) МД-17П</text:p>
          </table:table-cell>
        </table:table-row>
        <table:table-row table:style-name="ro5">
          <table:table-cell office:value-type="string" calcext:value-type="string">
            <text:p>d) ПМД-7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3. <text:s/>Каким способом проводиться МПК деталей с резьбой, круглых деталей диаметром меньше 100 м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мокрым</text:p>
          </table:table-cell>
        </table:table-row>
        <table:table-row table:style-name="ro5">
          <table:table-cell office:value-type="string" calcext:value-type="string">
            <text:p>b) сухим</text:p>
          </table:table-cell>
        </table:table-row>
        <table:table-row table:style-name="ro5">
          <table:table-cell office:value-type="string" calcext:value-type="string">
            <text:p>c) не имеет значения</text:p>
          </table:table-cell>
        </table:table-row>
        <table:table-row table:style-name="ro5">
          <table:table-cell office:value-type="string" calcext:value-type="string">
            <text:p>d) по усмотрению дефектоскописта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4. <text:s/>Методы контроля деталей автосцепного устройств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Капиллярный контроль</text:p>
          </table:table-cell>
        </table:table-row>
        <table:table-row table:style-name="ro5">
          <table:table-cell office:value-type="string" calcext:value-type="string">
            <text:p>b) Магнитопорошковый контроль</text:p>
          </table:table-cell>
        </table:table-row>
        <table:table-row table:style-name="ro5">
          <table:table-cell office:value-type="string" calcext:value-type="string">
            <text:p>c) Метод магнитной памяти металла</text:p>
          </table:table-cell>
        </table:table-row>
        <table:table-row table:style-name="ro5">
          <table:table-cell office:value-type="string" calcext:value-type="string">
            <text:p>d) Ультразвуковой контроль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5. <text:s/>Виды работ, при выполнении которых дефектоскопируются : корпус автосцепки, тяговый хомут, клин тягового хомута, стяжной болт, маятниковая подвеск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текущий ремонт</text:p>
          </table:table-cell>
        </table:table-row>
        <table:table-row table:style-name="ro5">
          <table:table-cell office:value-type="string" calcext:value-type="string">
            <text:p>b) плановый ремонт</text:p>
          </table:table-cell>
        </table:table-row>
        <table:table-row table:style-name="ro5">
          <table:table-cell office:value-type="string" calcext:value-type="string">
            <text:p>c) при ремонте сваркой</text:p>
          </table:table-cell>
        </table:table-row>
        <table:table-row table:style-name="ro5">
          <table:table-cell office:value-type="string" calcext:value-type="string">
            <text:p>d) после отцепки вагона по любой причине (по указанию осмотрщика вагонов)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6. <text:s/>Какие детали не подвергаются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Корпус автосцепки</text:p>
          </table:table-cell>
        </table:table-row>
        <table:table-row table:style-name="ro5">
          <table:table-cell office:value-type="string" calcext:value-type="string">
            <text:p>b) тяговый хомут</text:p>
          </table:table-cell>
        </table:table-row>
        <table:table-row table:style-name="ro5">
          <table:table-cell office:value-type="string" calcext:value-type="string">
            <text:p>c) клин тягового хомута</text:p>
          </table:table-cell>
        </table:table-row>
        <table:table-row table:style-name="ro5">
          <table:table-cell office:value-type="string" calcext:value-type="string">
            <text:p>d) корпус фрикционного аппарата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7. <text:s/>Какие детали после проведения МПК необходимо размагничивать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находящиеся в контакте между собой</text:p>
          </table:table-cell>
        </table:table-row>
        <table:table-row table:style-name="ro5">
          <table:table-cell office:value-type="string" calcext:value-type="string">
            <text:p>b) посторонние детали</text:p>
          </table:table-cell>
        </table:table-row>
        <table:table-row table:style-name="ro5">
          <table:table-cell office:value-type="string" calcext:value-type="string">
            <text:p>c) все детали которые подвергались МПК</text:p>
          </table:table-cell>
        </table:table-row>
        <table:table-row table:style-name="ro5">
          <table:table-cell office:value-type="string" calcext:value-type="string">
            <text:p>d) выборочные детали, по усмотрению дефектоскописта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8. <text:s/>Какой порошок применяется при приготовлении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ПЖВ5-160</text:p>
          </table:table-cell>
        </table:table-row>
        <table:table-row table:style-name="ro5">
          <table:table-cell office:value-type="string" calcext:value-type="string">
            <text:p>b) ПЖВ5-71</text:p>
          </table:table-cell>
        </table:table-row>
        <table:table-row table:style-name="ro5">
          <table:table-cell office:value-type="string" calcext:value-type="string">
            <text:p>c) ПЖВ5</text:p>
          </table:table-cell>
        </table:table-row>
        <table:table-row table:style-name="ro5">
          <table:table-cell office:value-type="string" calcext:value-type="string">
            <text:p>d) ПЖВ-100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29. <text:s/>Состав суспензии для МПК массово применяемой на ж/д Украины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Порошок ПЖВ5-160 и Масло трансформаторное</text:p>
          </table:table-cell>
        </table:table-row>
        <table:table-row table:style-name="ro5">
          <table:table-cell office:value-type="string" calcext:value-type="string">
            <text:p>b) порошок ПЖВ-5-71 и масло трансформаторное</text:p>
          </table:table-cell>
        </table:table-row>
        <table:table-row table:style-name="ro5">
          <table:table-cell office:value-type="string" calcext:value-type="string">
            <text:p>c) порошок ПЖВ5-160</text:p>
          </table:table-cell>
        </table:table-row>
        <table:table-row table:style-name="ro5">
          <table:table-cell office:value-type="string" calcext:value-type="string">
            <text:p>d) вода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0. <text:s/>Каким прибором измеряется напряженность магнитного по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.</text:p>
          </table:table-cell>
        </table:table-row>
        <table:table-row table:style-name="ro5">
          <table:table-cell office:value-type="string" calcext:value-type="string">
            <text:p>a) Амперметр</text:p>
          </table:table-cell>
        </table:table-row>
        <table:table-row table:style-name="ro5">
          <table:table-cell office:value-type="string" calcext:value-type="string">
            <text:p>b) миллитесламетр ТП2-2У</text:p>
          </table:table-cell>
        </table:table-row>
        <table:table-row table:style-name="ro5">
          <table:table-cell office:value-type="string" calcext:value-type="string">
            <text:p>c) микрометр</text:p>
          </table:table-cell>
        </table:table-row>
        <table:table-row table:style-name="ro5">
          <table:table-cell office:value-type="string" calcext:value-type="string">
            <text:p>d) люксметр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1. <text:s/>Какая должна быть поверхность при проведени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Мокрая</text:p>
          </table:table-cell>
        </table:table-row>
        <table:table-row table:style-name="ro5">
          <table:table-cell office:value-type="string" calcext:value-type="string">
            <text:p>b) Сухая</text:p>
          </table:table-cell>
        </table:table-row>
        <table:table-row table:style-name="ro5">
          <table:table-cell office:value-type="string" calcext:value-type="string">
            <text:p>c) не имеет значения</text:p>
          </table:table-cell>
        </table:table-row>
        <table:table-row table:style-name="ro5">
          <table:table-cell office:value-type="string" calcext:value-type="string">
            <text:p>d) Окрашенная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2. <text:s text:c="2"/>Каким образом располагается деталь при МПК суспензией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горизонтально</text:p>
          </table:table-cell>
        </table:table-row>
        <table:table-row table:style-name="ro5">
          <table:table-cell office:value-type="string" calcext:value-type="string">
            <text:p>b) под углом не менее 10 градусов</text:p>
          </table:table-cell>
        </table:table-row>
        <table:table-row table:style-name="ro5">
          <table:table-cell office:value-type="string" calcext:value-type="string">
            <text:p>c) под углом около 45 градусов</text:p>
          </table:table-cell>
        </table:table-row>
        <table:table-row table:style-name="ro5">
          <table:table-cell office:value-type="string" calcext:value-type="string">
            <text:p>d) не имеет значения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3. <text:s/>Материал при изготовлении приспособлений пр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магнитный</text:p>
          </table:table-cell>
        </table:table-row>
        <table:table-row table:style-name="ro5">
          <table:table-cell office:value-type="string" calcext:value-type="string">
            <text:p>b) не магнитный</text:p>
          </table:table-cell>
        </table:table-row>
        <table:table-row table:style-name="ro5">
          <table:table-cell office:value-type="string" calcext:value-type="string">
            <text:p>c) не имеет значения</text:p>
          </table:table-cell>
        </table:table-row>
        <table:table-row table:style-name="ro5">
          <table:table-cell office:value-type="string" calcext:value-type="string">
            <text:p>d) используется только дерево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4. Как определить качество магнитного индикатор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нанести индикатор на намагниченный контрольный образец и сравнить индикаторный рисунок с рисунком дефектограммы.</text:p>
          </table:table-cell>
        </table:table-row>
        <table:table-row table:style-name="ro5">
          <table:table-cell office:value-type="string" calcext:value-type="string">
            <text:p>b) визуальный осмотр индикаторного рисунка</text:p>
          </table:table-cell>
        </table:table-row>
        <table:table-row table:style-name="ro5">
          <table:table-cell office:value-type="string" calcext:value-type="string">
            <text:p>c) по рабочей детали</text:p>
          </table:table-cell>
        </table:table-row>
        <table:table-row table:style-name="ro5">
          <table:table-cell office:value-type="string" calcext:value-type="string">
            <text:p>d) с использованием стандартных образцов для МПК выпускаемых серийно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5. Средства контроля боковых рам и надресорных бало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МД12-ПЕ</text:p>
          </table:table-cell>
        </table:table-row>
        <table:table-row table:style-name="ro5">
          <table:table-cell office:value-type="string" calcext:value-type="string">
            <text:p>b) МД14-ПКМ</text:p>
          </table:table-cell>
        </table:table-row>
        <table:table-row table:style-name="ro5">
          <table:table-cell office:value-type="string" calcext:value-type="string">
            <text:p>c) МД12-ПС</text:p>
          </table:table-cell>
        </table:table-row>
        <table:table-row table:style-name="ro5">
          <table:table-cell office:value-type="string" calcext:value-type="string">
            <text:p>d) МД-17П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6. Средства МПК контроля оси колесной пары в сборе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МД 14-ПКМ</text:p>
          </table:table-cell>
        </table:table-row>
        <table:table-row table:style-name="ro5">
          <table:table-cell office:value-type="string" calcext:value-type="string">
            <text:p>b) МД –4К</text:p>
          </table:table-cell>
        </table:table-row>
        <table:table-row table:style-name="ro5">
          <table:table-cell office:value-type="string" calcext:value-type="string">
            <text:p>c) МД-15 ПУ</text:p>
          </table:table-cell>
        </table:table-row>
        <table:table-row table:style-name="ro5">
          <table:table-cell office:value-type="string" calcext:value-type="string">
            <text:p>d) МД-17П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7. Какой допускается использовать порошок для необработанных поверхностей Rz &gt; 160 мк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<text:s/>ПЖВ 5-160</text:p>
          </table:table-cell>
        </table:table-row>
        <table:table-row table:style-name="ro5">
          <table:table-cell office:value-type="string" calcext:value-type="string">
            <text:p>b) ПЖВ 5-50</text:p>
          </table:table-cell>
        </table:table-row>
        <table:table-row table:style-name="ro5">
          <table:table-cell office:value-type="string" calcext:value-type="string">
            <text:p>c) ПЖВ 5-20</text:p>
          </table:table-cell>
        </table:table-row>
        <table:table-row table:style-name="ro5">
          <table:table-cell office:value-type="string" calcext:value-type="string">
            <text:p>d) ПЖВ 5-71 (сухий)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8. Какое количество смешивают масла трансформаторного и железного порошка ПЖВ 5- 71 для приготовления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(180 ± 20) г <text:s/>+ 1 литр</text:p>
          </table:table-cell>
        </table:table-row>
        <table:table-row table:style-name="ro5">
          <table:table-cell office:value-type="string" calcext:value-type="string">
            <text:p>b) (140 ± 20) г <text:s/>+ 1 литр</text:p>
          </table:table-cell>
        </table:table-row>
        <table:table-row table:style-name="ro5">
          <table:table-cell office:value-type="string" calcext:value-type="string">
            <text:p>c) (100 ± 20) г <text:s/>+ 1 литр</text:p>
          </table:table-cell>
        </table:table-row>
        <table:table-row table:style-name="ro5">
          <table:table-cell office:value-type="string" calcext:value-type="string">
            <text:p>d) (50 ± 20) г <text:s/>+ 1 литр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39. <text:s/>При изготовлении суспензий для проведения МПК 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дисперсионная среда (трансформаторное масло) должна быть:</text:p>
          </table:table-cell>
        </table:table-row>
        <table:table-row table:style-name="ro5">
          <table:table-cell office:value-type="string" calcext:value-type="string">
            <text:p>a) С вязкостью не большей 90 сСт при температурі навколишнього середовища 20 0С</text:p>
          </table:table-cell>
        </table:table-row>
        <table:table-row table:style-name="ro5">
          <table:table-cell office:value-type="string" calcext:value-type="string">
            <text:p>b) С вязкостью не большей 36 сСт при температурі навколишнього середовища 35 0С</text:p>
          </table:table-cell>
        </table:table-row>
        <table:table-row table:style-name="ro5">
          <table:table-cell office:value-type="string" calcext:value-type="string">
            <text:p>c) С вязкостью не большей 36 сСт при температурі навколишнього середовища 20 0С</text:p>
          </table:table-cell>
        </table:table-row>
        <table:table-row table:style-name="ro5">
          <table:table-cell office:value-type="string" calcext:value-type="string">
            <text:p>d) Вязкость дисперсионной среды не имеет значения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40. <text:s/>Контрольные образцы предприятия с естественными дефектами, которые предназначены для проверки работоспособности дефектоскопов перед началом смены отбирают (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Из числа вагонных деталей с любыми дефектами в контролируемой зоне</text:p>
          </table:table-cell>
        </table:table-row>
        <table:table-row table:style-name="ro5">
          <table:table-cell office:value-type="string" calcext:value-type="string">
            <text:p>b) Из числа вагонных деталей с дефектами невидымыми невооруженным глазом</text:p>
          </table:table-cell>
        </table:table-row>
        <table:table-row table:style-name="ro5">
          <table:table-cell office:value-type="string" calcext:value-type="string">
            <text:p>c) Из числа локомотивных с дефектами невидымыми невооруженным глазом</text:p>
          </table:table-cell>
        </table:table-row>
        <table:table-row table:style-name="ro5">
          <table:table-cell office:value-type="string" calcext:value-type="string">
            <text:p>d) Все вышеприведенное верно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41. <text:s/>Вагонная деталь считается годной для использования ее в качестве Контрольного образца предприятия, если:</text:p>
          </table:table-cell>
        </table:table-row>
        <table:table-row table:style-name="ro5">
          <table:table-cell office:value-type="string" calcext:value-type="string">
            <text:p>a) При осмотре невооруженным глазом дефект на ее поверхности невидим</text:p>
          </table:table-cell>
        </table:table-row>
        <table:table-row table:style-name="ro5">
          <table:table-cell office:value-type="string" calcext:value-type="string">
            <text:p>b) При осмотре невооруженным глазом дефект на ее поверхности почти не видим</text:p>
          </table:table-cell>
        </table:table-row>
        <table:table-row table:style-name="ro5">
          <table:table-cell office:value-type="string" calcext:value-type="string">
            <text:p>c) При повторном нанесении магнитного индикатора после размагничивания детали – валик над дефектом не образовывается</text:p>
          </table:table-cell>
        </table:table-row>
        <table:table-row table:style-name="ro5">
          <table:table-cell office:value-type="string" calcext:value-type="string">
            <text:p>d) Варианты а) и с)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42. <text:s/>Дефектограмма Контрольного образца предприятия для МПК может быть в виде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Фотографии индикаторного рисунка</text:p>
          </table:table-cell>
        </table:table-row>
        <table:table-row table:style-name="ro5">
          <table:table-cell office:value-type="string" calcext:value-type="string">
            <text:p>b) Отпечатка индикаторного рисунка на прозрачной липкой ленте</text:p>
          </table:table-cell>
        </table:table-row>
        <table:table-row table:style-name="ro5">
          <table:table-cell office:value-type="string" calcext:value-type="string">
            <text:p>c) Ее визуального описания (месторасположения и параметров дефекта) в паспорте на образец</text:p>
          </table:table-cell>
        </table:table-row>
        <table:table-row table:style-name="ro5">
          <table:table-cell office:value-type="string" calcext:value-type="string">
            <text:p>d) Варианты а) и b)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43. <text:s/>Необходимо ли проводить контроль торцов цилиндрических роликов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Да </text:p>
          </table:table-cell>
        </table:table-row>
        <table:table-row table:style-name="ro5">
          <table:table-cell office:value-type="string" calcext:value-type="string">
            <text:p>b) Нет</text:p>
          </table:table-cell>
        </table:table-row>
        <table:table-row table:style-name="ro5">
          <table:table-cell office:value-type="string" calcext:value-type="string">
            <text:p>c) В исключительных случаях (по указанию начальства)</text:p>
          </table:table-cell>
        </table:table-row>
        <table:table-row table:style-name="ro5">
          <table:table-cell office:value-type="string" calcext:value-type="string">
            <text:p>d) На усмотрение дефектоскописта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44. <text:s/>Измерение напряженности магнитного поля выполняют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5">
          <table:table-cell office:value-type="string" calcext:value-type="string">
            <text:p>a) При поверке (калибровке) средств контроля</text:p>
          </table:table-cell>
        </table:table-row>
        <table:table-row table:style-name="ro5">
          <table:table-cell office:value-type="string" calcext:value-type="string">
            <text:p>b) При проверке режимов намагничивания деталей (определения зон достаточной намагниченности)</text:p>
          </table:table-cell>
        </table:table-row>
        <table:table-row table:style-name="ro5">
          <table:table-cell office:value-type="string" calcext:value-type="string">
            <text:p>c) При проверке степени остаточной намагниченности детали после проведенного размагничивания</text:p>
          </table:table-cell>
        </table:table-row>
        <table:table-row table:style-name="ro5">
          <table:table-cell office:value-type="string" calcext:value-type="string">
            <text:p>d) Все вышеприведенное верно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END</text:p>
          </table:table-cell>
        </table:table-row>
        <table:table-row table:style-name="ro5" table:number-rows-repeated="1048310">
          <table:table-cell/>
        </table:table-row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09:32:01.7943761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1-14T10:52:00.440642283</dc:date>
    <meta:editing-duration>PT1H18M37S</meta:editing-duration>
    <meta:editing-cycles>13</meta:editing-cycles>
    <meta:generator>LibreOffice/6.0.7.3$Linux_x86 LibreOffice_project/00m0$Build-3</meta:generator>
    <meta:document-statistic meta:table-count="5" meta:cell-count="1816" meta:object-count="0"/>
  </office:meta>
</office:document-meta>
</file>